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fo:background-color="#ccccff"/>
      <style:text-properties style:font-name="Arial Narrow"/>
    </style:style>
    <style:style style:name="ce11" style:family="table-cell" style:parent-style-name="Default">
      <style:table-cell-properties fo:background-color="#ffff66"/>
      <style:text-properties style:font-name="Arial Narrow"/>
    </style:style>
    <style:style style:name="ce12" style:family="table-cell" style:parent-style-name="Default">
      <style:table-cell-properties fo:background-color="#ff8080"/>
      <style:text-properties style:font-name="Arial Narrow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 style:data-style-name="N1"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</style:style>
    <style:style style:name="ce100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1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0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1" style:family="table-cell" style:parent-style-name="Default" style:data-style-name="N1">
      <style:text-properties style:font-name="Arial"/>
    </style:style>
    <style:style style:name="ce112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0" style:family="table-cell" style:parent-style-name="Default" style:data-style-name="N100">
      <style:table-cell-properties fo:background-color="transparent"/>
    </style:style>
    <style:style style:name="ce121" style:family="table-cell" style:parent-style-name="Default" style:data-style-name="N100"/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7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8" style:family="table-cell" style:parent-style-name="Default">
      <style:table-cell-properties fo:border-bottom="0.002cm solid #000000" fo:border-left="none" fo:border-right="none" fo:border-top="none"/>
    </style:style>
    <style:style style:name="ce12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31" style:family="table-cell" style:parent-style-name="Default">
      <style:text-properties fo:font-style="italic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map style:condition="cell-content()&gt;=1" style:apply-style-name="blue" style:base-cell-address="'1 _ American'.S22"/>
    </style:style>
    <style:style style:name="ce13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6" style:family="table-cell" style:parent-style-name="Default">
      <style:map style:condition="cell-content()=1" style:apply-style-name="blue2" style:base-cell-address="'1 _ American'.T26"/>
    </style:style>
    <style:style style:name="ce13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">
      <style:text-properties style:font-name="Arial"/>
    </style:style>
    <style:style style:name="ce139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8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50" style:family="table-cell" style:parent-style-name="Default"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map style:condition="cell-content()=1" style:apply-style-name="blue2" style:base-cell-address="'1 _ American'.T26"/>
    </style:style>
    <style:style style:name="ce153" style:family="table-cell" style:parent-style-name="Default" style:data-style-name="N1">
      <style:text-properties style:font-name="Arial"/>
    </style:style>
    <style:style style:name="ce154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6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5" style:family="table-cell" style:parent-style-name="Default">
      <style:map style:condition="cell-content()&gt;=1" style:apply-style-name="blue" style:base-cell-address="'1 _ American'.S22"/>
    </style:style>
    <style:style style:name="ce16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9" style:family="table-cell" style:parent-style-name="Default">
      <style:map style:condition="cell-content()=1" style:apply-style-name="blue2" style:base-cell-address="'1 _ American'.T26"/>
    </style:style>
    <style:style style:name="ce170" style:family="table-cell" style:parent-style-name="Default" style:data-style-name="N1">
      <style:text-properties style:font-name="Arial"/>
    </style:style>
    <style:style style:name="ce171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73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7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3"/>
        <table:table-column table:style-name="co1" table:number-columns-repeated="3" table:default-cell-style-name="ce13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0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0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0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0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2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9"/>
          <table:table-cell table:style-name="ce15" table:formula="oooc:=SUM([.T6:.T15])" office:value-type="float" office:value="20320">
            <text:p>20320</text:p>
          </table:table-cell>
          <table:table-cell table:style-name="ce15" table:formula="oooc:=(SUM([.U6:.U15]))/60" office:value-type="float" office:value="36.8833333333333">
            <text:p>36,88</text:p>
          </table:table-cell>
          <table:table-cell table:style-name="ce15" table:formula="oooc:=SUM([.V6:.V15])" office:value-type="float" office:value="20241">
            <text:p>20241</text:p>
          </table:table-cell>
          <table:table-cell table:style-name="ce15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0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0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0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18:.T27])" office:value-type="float" office:value="25009">
            <text:p>25009</text:p>
          </table:table-cell>
          <table:table-cell table:style-name="ce15" table:formula="oooc:=(SUM([.U18:.U27]))/60" office:value-type="float" office:value="31.5166666666667">
            <text:p>31,52</text:p>
          </table:table-cell>
          <table:table-cell table:style-name="ce15" table:formula="oooc:=SUM([.V18:.V27])" office:value-type="float" office:value="0">
            <text:p>0</text:p>
          </table:table-cell>
          <table:table-cell table:style-name="ce15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0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0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30:.T39])" office:value-type="float" office:value="31159">
            <text:p>31159</text:p>
          </table:table-cell>
          <table:table-cell table:style-name="ce15" table:formula="oooc:=(SUM([.U30:.U39]))/60" office:value-type="float" office:value="35.05">
            <text:p>35,05</text:p>
          </table:table-cell>
          <table:table-cell table:style-name="ce15" table:formula="oooc:=SUM([.V30:.V39])" office:value-type="float" office:value="0">
            <text:p>0</text:p>
          </table:table-cell>
          <table:table-cell table:style-name="ce15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0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42:.T51])" office:value-type="float" office:value="32764">
            <text:p>32764</text:p>
          </table:table-cell>
          <table:table-cell table:style-name="ce15" table:formula="oooc:=(SUM([.U42:.U51]))/60" office:value-type="float" office:value="35.9">
            <text:p>35,9</text:p>
          </table:table-cell>
          <table:table-cell table:style-name="ce15" table:formula="oooc:=SUM([.V42:.V51])" office:value-type="float" office:value="0">
            <text:p>0</text:p>
          </table:table-cell>
          <table:table-cell table:style-name="ce15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2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2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54:.T63])" office:value-type="float" office:value="37802">
            <text:p>37802</text:p>
          </table:table-cell>
          <table:table-cell table:style-name="ce15" table:formula="oooc:=(SUM([.U54:.U63]))/60" office:value-type="float" office:value="47.05">
            <text:p>47,05</text:p>
          </table:table-cell>
          <table:table-cell table:style-name="ce15" table:formula="oooc:=SUM([.V54:.V63])" office:value-type="float" office:value="0">
            <text:p>0</text:p>
          </table:table-cell>
          <table:table-cell table:style-name="ce15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1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2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0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1">
            <text:p>1</text:p>
          </table:table-cell>
          <table:table-cell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2">
            <text:p>2</text:p>
          </table:table-cell>
          <table:table-cell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1">
            <text:p>1</text:p>
          </table:table-cell>
          <table:table-cell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8" table:formula="oooc:=SUMPRODUCT([.K3:.K14];[.B25:.B36])/SUM([.K3:.K14])" office:value-type="float" office:value="93">
            <text:p>93</text:p>
          </table:table-cell>
          <table:table-cell table:style-name="ce98" table:formula="oooc:=SUMPRODUCT([.L3:.L14];[.B25:.B36])/SUM([.L3:.L14])" office:value-type="float" office:value="71.5714285714286">
            <text:p>72</text:p>
          </table:table-cell>
          <table:table-cell table:style-name="ce98" table:formula="oooc:=SUMPRODUCT([.M3:.M14];[.B25:.B36])/SUM([.M3:.M14])" office:value-type="float" office:value="74.25">
            <text:p>74</text:p>
          </table:table-cell>
          <table:table-cell table:style-name="ce98" table:formula="oooc:=SUMPRODUCT([.N3:.N14];[.B25:.B36])/SUM([.N3:.N14])" office:value-type="float" office:value="75">
            <text:p>75</text:p>
          </table:table-cell>
          <table:table-cell table:style-name="ce98" table:formula="oooc:=SUMPRODUCT([.O3:.O14];[.B25:.B36])/SUM([.O3:.O14])" office:value-type="float" office:value="78">
            <text:p>78</text:p>
          </table:table-cell>
          <table:table-cell table:style-name="ce98" table:formula="oooc:=SUMPRODUCT([.P3:.P14];[.B25:.B36])/SUM([.P3:.P14])" office:value-type="float" office:value="79.3636363636364">
            <text:p>79</text:p>
          </table:table-cell>
          <table:table-cell table:style-name="ce98" table:formula="oooc:=SUMPRODUCT([.Q3:.Q14];[.B25:.B36])/SUM([.Q3:.Q14])" office:value-type="float" office:value="82.7777777777778">
            <text:p>83</text:p>
          </table:table-cell>
          <table:table-cell table:style-name="ce98" table:formula="oooc:=SUMPRODUCT([.R3:.R14];[.B25:.B36])/SUM([.R3:.R14])" office:value-type="float" office:value="85.25">
            <text:p>85</text:p>
          </table:table-cell>
          <table:table-cell table:style-name="ce98" table:formula="oooc:=SUMPRODUCT([.S3:.S14];[.B25:.B36])/SUM([.S3:.S14])" office:value-type="float" office:value="85.25">
            <text:p>85</text:p>
          </table:table-cell>
          <table:table-cell table:style-name="ce98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8" table:formula="oooc:=SUMPRODUCT([.K3:.K14];[.F25:.F36])/SUM([.K3:.K14])" office:value-type="float" office:value="117">
            <text:p>117</text:p>
          </table:table-cell>
          <table:table-cell table:style-name="ce98" table:formula="oooc:=SUMPRODUCT([.L3:.L14];[.F25:.F36])/SUM([.L3:.L14])" office:value-type="float" office:value="91.2857142857143">
            <text:p>91</text:p>
          </table:table-cell>
          <table:table-cell table:style-name="ce98" table:formula="oooc:=SUMPRODUCT([.M3:.M14];[.F25:.F36])/SUM([.M3:.M14])" office:value-type="float" office:value="94.5">
            <text:p>95</text:p>
          </table:table-cell>
          <table:table-cell table:style-name="ce98" table:formula="oooc:=SUMPRODUCT([.N3:.N14];[.F25:.F36])/SUM([.N3:.N14])" office:value-type="float" office:value="95.4">
            <text:p>95</text:p>
          </table:table-cell>
          <table:table-cell table:style-name="ce98" table:formula="oooc:=SUMPRODUCT([.O3:.O14];[.F25:.F36])/SUM([.O3:.O14])" office:value-type="float" office:value="100">
            <text:p>100</text:p>
          </table:table-cell>
          <table:table-cell table:style-name="ce98" table:formula="oooc:=SUMPRODUCT([.P3:.P14];[.F25:.F36])/SUM([.P3:.P14])" office:value-type="float" office:value="100.636363636364">
            <text:p>101</text:p>
          </table:table-cell>
          <table:table-cell table:style-name="ce98" table:formula="oooc:=SUMPRODUCT([.Q3:.Q14];[.F25:.F36])/SUM([.Q3:.Q14])" office:value-type="float" office:value="105">
            <text:p>105</text:p>
          </table:table-cell>
          <table:table-cell table:style-name="ce98" table:formula="oooc:=SUMPRODUCT([.R3:.R14];[.F25:.F36])/SUM([.R3:.R14])" office:value-type="float" office:value="108.5">
            <text:p>109</text:p>
          </table:table-cell>
          <table:table-cell table:style-name="ce98" table:formula="oooc:=SUMPRODUCT([.S3:.S14];[.F25:.F36])/SUM([.S3:.S14])" office:value-type="float" office:value="108.416666666667">
            <text:p>108</text:p>
          </table:table-cell>
          <table:table-cell table:style-name="ce98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8" table:formula="oooc:=SUMPRODUCT([.K3:.K14];[.C25:.C36])/SUM([.K3:.K14])" office:value-type="float" office:value="105">
            <text:p>105</text:p>
          </table:table-cell>
          <table:table-cell table:style-name="ce98" table:formula="oooc:=SUMPRODUCT([.L3:.L14];[.C25:.C36])/SUM([.L3:.L14])" office:value-type="float" office:value="82.1428571428571">
            <text:p>82</text:p>
          </table:table-cell>
          <table:table-cell table:style-name="ce98" table:formula="oooc:=SUMPRODUCT([.M3:.M14];[.C25:.C36])/SUM([.M3:.M14])" office:value-type="float" office:value="85">
            <text:p>85</text:p>
          </table:table-cell>
          <table:table-cell table:style-name="ce98" table:formula="oooc:=SUMPRODUCT([.N3:.N14];[.C25:.C36])/SUM([.N3:.N14])" office:value-type="float" office:value="85.8">
            <text:p>86</text:p>
          </table:table-cell>
          <table:table-cell table:style-name="ce98" table:formula="oooc:=SUMPRODUCT([.O3:.O14];[.C25:.C36])/SUM([.O3:.O14])" office:value-type="float" office:value="89">
            <text:p>89</text:p>
          </table:table-cell>
          <table:table-cell table:style-name="ce98" table:formula="oooc:=SUMPRODUCT([.P3:.P14];[.C25:.C36])/SUM([.P3:.P14])" office:value-type="float" office:value="90.4545454545455">
            <text:p>90</text:p>
          </table:table-cell>
          <table:table-cell table:style-name="ce98" table:formula="oooc:=SUMPRODUCT([.Q3:.Q14];[.C25:.C36])/SUM([.Q3:.Q14])" office:value-type="float" office:value="93.6666666666667">
            <text:p>94</text:p>
          </table:table-cell>
          <table:table-cell table:style-name="ce98" table:formula="oooc:=SUMPRODUCT([.R3:.R14];[.C25:.C36])/SUM([.R3:.R14])" office:value-type="float" office:value="96.25">
            <text:p>96</text:p>
          </table:table-cell>
          <table:table-cell table:style-name="ce98" table:formula="oooc:=SUMPRODUCT([.S3:.S14];[.C25:.C36])/SUM([.S3:.S14])" office:value-type="float" office:value="96.25">
            <text:p>96</text:p>
          </table:table-cell>
          <table:table-cell table:style-name="ce98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number-columns-repeated="10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00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00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style-name="ce105"/>
          <table:table-cell table:style-name="ce105" office:value-type="float" office:value="6">
            <text:p>6</text:p>
          </table:table-cell>
          <table:table-cell table:number-columns-repeated="2" table:style-name="ce105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8" office:value-type="float" office:value="5">
            <text:p>5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number-columns-repeated="3" table:style-name="ce108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4"/>
          <table:table-cell table:style-name="ce105"/>
          <table:table-cell table:style-name="ce104" office:value-type="float" office:value="5">
            <text:p>5</text:p>
          </table:table-cell>
          <table:table-cell table:style-name="ce105"/>
          <table:table-cell table:style-name="ce105" office:value-type="float" office:value="9">
            <text:p>9</text:p>
          </table:table-cell>
          <table:table-cell table:style-name="ce105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6">
            <text:p>6</text:p>
          </table:table-cell>
          <table:table-cell table:number-columns-repeated="2" table:style-name="ce108"/>
          <table:table-cell table:number-columns-repeated="2" table:style-name="ce108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5"/>
          <table:table-cell table:style-name="ce104"/>
          <table:table-cell table:style-name="ce105"/>
          <table:table-cell table:style-name="ce105" office:value-type="float" office:value="7">
            <text:p>7</text:p>
          </table:table-cell>
          <table:table-cell table:style-name="ce105"/>
          <table:table-cell table:style-name="ce104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/>
          <table:table-cell table:number-columns-repeated="2" table:style-name="ce104"/>
          <table:table-cell table:style-name="ce105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4"/>
          <table:table-cell table:style-name="ce105"/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4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7" table:formula="oooc:=[.A7]" office:value-type="string" office:string-value="Avocado Stuffed Tacos">
            <text:p>Avocado Stuffed Tacos</text:p>
          </table:table-cell>
          <table:table-cell table:number-columns-repeated="7" table:style-name="ce109"/>
          <table:table-cell table:style-name="ce109" office:value-type="float" office:value="3">
            <text:p>3</text:p>
          </table:table-cell>
          <table:table-cell table:style-name="ce109" office:value-type="float" office:value="2">
            <text:p>2</text:p>
          </table:table-cell>
          <table:table-cell table:style-name="ce109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4" office:value-type="float" office:value="6">
            <text:p>6</text:p>
          </table:table-cell>
          <table:table-cell table:style-name="ce105"/>
          <table:table-cell table:style-name="ce105" office:value-type="float" office:value="6">
            <text:p>6</text:p>
          </table:table-cell>
          <table:table-cell table:style-name="ce105" office:value-type="float" office:value="7">
            <text:p>7</text:p>
          </table:table-cell>
          <table:table-cell table:number-columns-repeated="2" table:style-name="ce104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8" office:value-type="float" office:value="3">
            <text:p>3</text:p>
          </table:table-cell>
          <table:table-cell table:number-columns-repeated="3" table:style-name="ce108"/>
          <table:table-cell table:style-name="ce108" office:value-type="float" office:value="2">
            <text:p>2</text:p>
          </table:table-cell>
          <table:table-cell table:style-name="ce108" office:value-type="float" office:value="1">
            <text:p>1</text:p>
          </table:table-cell>
          <table:table-cell table:number-columns-repeated="3" table:style-name="ce108"/>
          <table:table-cell table:style-name="ce108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5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number-columns-repeated="2" table:style-name="ce105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8"/>
          <table:table-cell table:style-name="ce108" office:value-type="float" office:value="4">
            <text:p>4</text:p>
          </table:table-cell>
          <table:table-cell table:number-columns-repeated="2"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4"/>
          <table:table-cell table:style-name="ce104" office:value-type="float" office:value="8">
            <text:p>8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8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05"/>
          <table:table-cell table:number-columns-repeated="2" table:style-name="ce104"/>
          <table:table-cell table:style-name="ce104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7" table:formula="oooc:=[.A12]" office:value-type="string" office:string-value="Avocado Salsa">
            <text:p>Avocado Salsa</text:p>
          </table:table-cell>
          <table:table-cell table:number-columns-repeated="3" table:style-name="ce109"/>
          <table:table-cell table:style-name="ce109" office:value-type="float" office:value="3">
            <text:p>3</text:p>
          </table:table-cell>
          <table:table-cell table:number-columns-repeated="4" table:style-name="ce109"/>
          <table:table-cell table:style-name="ce109" office:value-type="float" office:value="3">
            <text:p>3</text:p>
          </table:table-cell>
          <table:table-cell table:style-name="ce109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5" office:value-type="float" office:value="5">
            <text:p>5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5"/>
          <table:table-cell table:style-name="ce104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8"/>
          <table:table-cell table:number-columns-repeated="2"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Fajitas</text:p>
          </table:table-cell>
          <table:table-cell table:style-name="ce106" office:value-type="float" office:value="6">
            <text:p>6</text:p>
          </table:table-cell>
          <table:table-cell table:style-name="ce104"/>
          <table:table-cell table:style-name="ce104" office:value-type="float" office:value="5">
            <text:p>5</text:p>
          </table:table-cell>
          <table:table-cell table:style-name="ce106" office:value-type="float" office:value="6">
            <text:p>6</text:p>
          </table:table-cell>
          <table:table-cell table:style-name="ce104" office:value-type="float" office:value="6">
            <text:p>6</text:p>
          </table:table-cell>
          <table:table-cell table:style-name="ce104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7" table:formula="oooc:=[.A14]" office:value-type="string" office:string-value="Fajitas">
            <text:p>Fajitas</text:p>
          </table:table-cell>
          <table:table-cell table:number-columns-repeated="4" table:style-name="ce109"/>
          <table:table-cell table:style-name="ce109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number-columns-repeated="2" table:style-name="ce109"/>
          <table:table-cell table:style-name="ce109" office:value-type="float" office:value="2">
            <text:p>2</text:p>
          </table:table-cell>
          <table:table-cell table:style-name="ce109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10" table:formula="oooc:=IF([.K17]=[.K15];1;0)" office:value-type="float" office:value="1">
            <text:p>1</text:p>
          </table:table-cell>
          <table:table-cell table:style-name="ce110" table:formula="oooc:=IF([.L17]=[.L15];1;0)" office:value-type="float" office:value="1">
            <text:p>1</text:p>
          </table:table-cell>
          <table:table-cell table:style-name="ce110" table:formula="oooc:=IF([.M17]=[.M15];1;0)" office:value-type="float" office:value="1">
            <text:p>1</text:p>
          </table:table-cell>
          <table:table-cell table:style-name="ce110" table:formula="oooc:=IF([.N17]=[.N15];1;0)" office:value-type="float" office:value="1">
            <text:p>1</text:p>
          </table:table-cell>
          <table:table-cell table:style-name="ce110" table:formula="oooc:=IF([.O17]=[.O15];1;0)" office:value-type="float" office:value="1">
            <text:p>1</text:p>
          </table:table-cell>
          <table:table-cell table:style-name="ce110" table:formula="oooc:=IF([.P17]=[.P15];1;0)" office:value-type="float" office:value="1">
            <text:p>1</text:p>
          </table:table-cell>
          <table:table-cell table:style-name="ce110" table:formula="oooc:=IF([.Q17]=[.Q15];1;0)" office:value-type="float" office:value="1">
            <text:p>1</text:p>
          </table:table-cell>
          <table:table-cell table:style-name="ce110" table:formula="oooc:=IF([.R17]=[.R15];1;0)" office:value-type="float" office:value="1">
            <text:p>1</text:p>
          </table:table-cell>
          <table:table-cell table:style-name="ce110" table:formula="oooc:=IF([.S17]=[.S15];1;0)" office:value-type="float" office:value="1">
            <text:p>1</text:p>
          </table:table-cell>
          <table:table-cell table:style-name="ce11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1">
            <text:p>1</text:p>
          </table:table-cell>
          <table:table-cell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1">
            <text:p>1</text:p>
          </table:table-cell>
          <table:table-cell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2">
            <text:p>2</text:p>
          </table:table-cell>
          <table:table-cell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1">
            <text:p>1</text:p>
          </table:table-cell>
          <table:table-cell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8" table:formula="oooc:=SUMPRODUCT([.B3:.B14];[.K3:.K14])" office:value-type="float" office:value="58">
            <text:p>58</text:p>
          </table:table-cell>
          <table:table-cell table:style-name="ce108" table:formula="oooc:=SUMPRODUCT([.B3:.B14];[.L3:.L14])" office:value-type="float" office:value="58">
            <text:p>58</text:p>
          </table:table-cell>
          <table:table-cell table:style-name="ce108" table:formula="oooc:=SUMPRODUCT([.B3:.B14];[.M3:.M14])" office:value-type="float" office:value="48">
            <text:p>48</text:p>
          </table:table-cell>
          <table:table-cell table:style-name="ce108" table:formula="oooc:=SUMPRODUCT([.B3:.B14];[.N3:.N14])" office:value-type="float" office:value="12">
            <text:p>12</text:p>
          </table:table-cell>
          <table:table-cell table:style-name="ce108" table:formula="oooc:=SUMPRODUCT([.B3:.B14];[.O3:.O14])" office:value-type="float" office:value="34">
            <text:p>34</text:p>
          </table:table-cell>
          <table:table-cell table:style-name="ce108" table:formula="oooc:=SUMPRODUCT([.B3:.B14];[.P3:.P14])" office:value-type="float" office:value="18">
            <text:p>18</text:p>
          </table:table-cell>
          <table:table-cell table:style-name="ce108" table:formula="oooc:=SUMPRODUCT([.B3:.B14];[.Q3:.Q14])" office:value-type="float" office:value="54">
            <text:p>54</text:p>
          </table:table-cell>
          <table:table-cell table:style-name="ce108" table:formula="oooc:=SUMPRODUCT([.B3:.B14];[.R3:.R14])" office:value-type="float" office:value="28">
            <text:p>28</text:p>
          </table:table-cell>
          <table:table-cell table:style-name="ce108" table:formula="oooc:=SUMPRODUCT([.B3:.B14];[.S3:.S14])" office:value-type="float" office:value="30">
            <text:p>30</text:p>
          </table:table-cell>
          <table:table-cell table:style-name="ce108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8" table:formula="oooc:=SUMPRODUCT([.C3:.C14];[.K3:.K14])" office:value-type="float" office:value="0">
            <text:p>0</text:p>
          </table:table-cell>
          <table:table-cell table:style-name="ce108" table:formula="oooc:=SUMPRODUCT([.C3:.C14];[.L3:.L14])" office:value-type="float" office:value="56">
            <text:p>56</text:p>
          </table:table-cell>
          <table:table-cell table:style-name="ce108" table:formula="oooc:=SUMPRODUCT([.C3:.C14];[.M3:.M14])" office:value-type="float" office:value="61">
            <text:p>61</text:p>
          </table:table-cell>
          <table:table-cell table:style-name="ce108" table:formula="oooc:=SUMPRODUCT([.C3:.C14];[.N3:.N14])" office:value-type="float" office:value="37">
            <text:p>37</text:p>
          </table:table-cell>
          <table:table-cell table:style-name="ce108" table:formula="oooc:=SUMPRODUCT([.C3:.C14];[.O3:.O14])" office:value-type="float" office:value="0">
            <text:p>0</text:p>
          </table:table-cell>
          <table:table-cell table:style-name="ce108" table:formula="oooc:=SUMPRODUCT([.C3:.C14];[.P3:.P14])" office:value-type="float" office:value="0">
            <text:p>0</text:p>
          </table:table-cell>
          <table:table-cell table:style-name="ce108" table:formula="oooc:=SUMPRODUCT([.C3:.C14];[.Q3:.Q14])" office:value-type="float" office:value="58">
            <text:p>58</text:p>
          </table:table-cell>
          <table:table-cell table:style-name="ce108" table:formula="oooc:=SUMPRODUCT([.C3:.C14];[.R3:.R14])" office:value-type="float" office:value="31">
            <text:p>31</text:p>
          </table:table-cell>
          <table:table-cell table:style-name="ce108" table:formula="oooc:=SUMPRODUCT([.C3:.C14];[.S3:.S14])" office:value-type="float" office:value="45">
            <text:p>45</text:p>
          </table:table-cell>
          <table:table-cell table:style-name="ce108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8" table:formula="oooc:=SUMPRODUCT([.D3:.D14];[.K3:.K14])" office:value-type="float" office:value="18">
            <text:p>18</text:p>
          </table:table-cell>
          <table:table-cell table:style-name="ce108" table:formula="oooc:=SUMPRODUCT([.D3:.D14];[.L3:.L14])" office:value-type="float" office:value="20">
            <text:p>20</text:p>
          </table:table-cell>
          <table:table-cell table:style-name="ce108" table:formula="oooc:=SUMPRODUCT([.D3:.D14];[.M3:.M14])" office:value-type="float" office:value="5">
            <text:p>5</text:p>
          </table:table-cell>
          <table:table-cell table:style-name="ce108" table:formula="oooc:=SUMPRODUCT([.D3:.D14];[.N3:.N14])" office:value-type="float" office:value="35">
            <text:p>35</text:p>
          </table:table-cell>
          <table:table-cell table:style-name="ce108" table:formula="oooc:=SUMPRODUCT([.D3:.D14];[.O3:.O14])" office:value-type="float" office:value="27">
            <text:p>27</text:p>
          </table:table-cell>
          <table:table-cell table:style-name="ce108" table:formula="oooc:=SUMPRODUCT([.D3:.D14];[.P3:.P14])" office:value-type="float" office:value="46">
            <text:p>46</text:p>
          </table:table-cell>
          <table:table-cell table:style-name="ce108" table:formula="oooc:=SUMPRODUCT([.D3:.D14];[.Q3:.Q14])" office:value-type="float" office:value="20">
            <text:p>20</text:p>
          </table:table-cell>
          <table:table-cell table:style-name="ce108" table:formula="oooc:=SUMPRODUCT([.D3:.D14];[.R3:.R14])" office:value-type="float" office:value="0">
            <text:p>0</text:p>
          </table:table-cell>
          <table:table-cell table:style-name="ce108" table:formula="oooc:=SUMPRODUCT([.D3:.D14];[.S3:.S14])" office:value-type="float" office:value="40">
            <text:p>40</text:p>
          </table:table-cell>
          <table:table-cell table:style-name="ce108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8" table:formula="oooc:=SUMPRODUCT([.E3:.E14];[.K3:.K14])" office:value-type="float" office:value="51">
            <text:p>51</text:p>
          </table:table-cell>
          <table:table-cell table:style-name="ce108" table:formula="oooc:=SUMPRODUCT([.E3:.E14];[.L3:.L14])" office:value-type="float" office:value="12">
            <text:p>12</text:p>
          </table:table-cell>
          <table:table-cell table:style-name="ce108" table:formula="oooc:=SUMPRODUCT([.E3:.E14];[.M3:.M14])" office:value-type="float" office:value="0">
            <text:p>0</text:p>
          </table:table-cell>
          <table:table-cell table:style-name="ce108" table:formula="oooc:=SUMPRODUCT([.E3:.E14];[.N3:.N14])" office:value-type="float" office:value="0">
            <text:p>0</text:p>
          </table:table-cell>
          <table:table-cell table:style-name="ce108" table:formula="oooc:=SUMPRODUCT([.E3:.E14];[.O3:.O14])" office:value-type="float" office:value="32">
            <text:p>32</text:p>
          </table:table-cell>
          <table:table-cell table:style-name="ce108" table:formula="oooc:=SUMPRODUCT([.E3:.E14];[.P3:.P14])" office:value-type="float" office:value="51">
            <text:p>51</text:p>
          </table:table-cell>
          <table:table-cell table:style-name="ce108" table:formula="oooc:=SUMPRODUCT([.E3:.E14];[.Q3:.Q14])" office:value-type="float" office:value="41">
            <text:p>41</text:p>
          </table:table-cell>
          <table:table-cell table:style-name="ce108" table:formula="oooc:=SUMPRODUCT([.E3:.E14];[.R3:.R14])" office:value-type="float" office:value="47">
            <text:p>47</text:p>
          </table:table-cell>
          <table:table-cell table:style-name="ce108" table:formula="oooc:=SUMPRODUCT([.E3:.E14];[.S3:.S14])" office:value-type="float" office:value="24">
            <text:p>24</text:p>
          </table:table-cell>
          <table:table-cell table:style-name="ce108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8" table:formula="oooc:=SUMPRODUCT([.F3:.F14];[.K3:.K14])" office:value-type="float" office:value="0">
            <text:p>0</text:p>
          </table:table-cell>
          <table:table-cell table:style-name="ce108" table:formula="oooc:=SUMPRODUCT([.F3:.F14];[.L3:.L14])" office:value-type="float" office:value="0">
            <text:p>0</text:p>
          </table:table-cell>
          <table:table-cell table:style-name="ce108" table:formula="oooc:=SUMPRODUCT([.F3:.F14];[.M3:.M14])" office:value-type="float" office:value="0">
            <text:p>0</text:p>
          </table:table-cell>
          <table:table-cell table:style-name="ce108" table:formula="oooc:=SUMPRODUCT([.F3:.F14];[.N3:.N14])" office:value-type="float" office:value="48">
            <text:p>48</text:p>
          </table:table-cell>
          <table:table-cell table:style-name="ce108" table:formula="oooc:=SUMPRODUCT([.F3:.F14];[.O3:.O14])" office:value-type="float" office:value="24">
            <text:p>24</text:p>
          </table:table-cell>
          <table:table-cell table:style-name="ce108" table:formula="oooc:=SUMPRODUCT([.F3:.F14];[.P3:.P14])" office:value-type="float" office:value="90">
            <text:p>90</text:p>
          </table:table-cell>
          <table:table-cell table:style-name="ce108" table:formula="oooc:=SUMPRODUCT([.F3:.F14];[.Q3:.Q14])" office:value-type="float" office:value="0">
            <text:p>0</text:p>
          </table:table-cell>
          <table:table-cell table:style-name="ce108" table:formula="oooc:=SUMPRODUCT([.F3:.F14];[.R3:.R14])" office:value-type="float" office:value="30">
            <text:p>30</text:p>
          </table:table-cell>
          <table:table-cell table:style-name="ce108" table:formula="oooc:=SUMPRODUCT([.F3:.F14];[.S3:.S14])" office:value-type="float" office:value="58">
            <text:p>58</text:p>
          </table:table-cell>
          <table:table-cell table:style-name="ce108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8" table:formula="oooc:=SUMPRODUCT([.G3:.G14];[.K3:.K14])" office:value-type="float" office:value="0">
            <text:p>0</text:p>
          </table:table-cell>
          <table:table-cell table:style-name="ce108" table:formula="oooc:=SUMPRODUCT([.G3:.G14];[.L3:.L14])" office:value-type="float" office:value="0">
            <text:p>0</text:p>
          </table:table-cell>
          <table:table-cell table:style-name="ce108" table:formula="oooc:=SUMPRODUCT([.G3:.G14];[.M3:.M14])" office:value-type="float" office:value="18">
            <text:p>18</text:p>
          </table:table-cell>
          <table:table-cell table:style-name="ce108" table:formula="oooc:=SUMPRODUCT([.G3:.G14];[.N3:.N14])" office:value-type="float" office:value="0">
            <text:p>0</text:p>
          </table:table-cell>
          <table:table-cell table:style-name="ce108" table:formula="oooc:=SUMPRODUCT([.G3:.G14];[.O3:.O14])" office:value-type="float" office:value="0">
            <text:p>0</text:p>
          </table:table-cell>
          <table:table-cell table:style-name="ce108" table:formula="oooc:=SUMPRODUCT([.G3:.G14];[.P3:.P14])" office:value-type="float" office:value="20">
            <text:p>20</text:p>
          </table:table-cell>
          <table:table-cell table:style-name="ce108" table:formula="oooc:=SUMPRODUCT([.G3:.G14];[.Q3:.Q14])" office:value-type="float" office:value="33">
            <text:p>33</text:p>
          </table:table-cell>
          <table:table-cell table:style-name="ce108" table:formula="oooc:=SUMPRODUCT([.G3:.G14];[.R3:.R14])" office:value-type="float" office:value="42">
            <text:p>42</text:p>
          </table:table-cell>
          <table:table-cell table:style-name="ce108" table:formula="oooc:=SUMPRODUCT([.G3:.G14];[.S3:.S14])" office:value-type="float" office:value="0">
            <text:p>0</text:p>
          </table:table-cell>
          <table:table-cell table:style-name="ce108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10" table:formula="oooc:=IF([.K27]=[.K26];1;0)" office:value-type="float" office:value="1">
            <text:p>1</text:p>
          </table:table-cell>
          <table:table-cell table:style-name="ce110" table:formula="oooc:=IF([.L27]=[.L26];1;0)" office:value-type="float" office:value="1">
            <text:p>1</text:p>
          </table:table-cell>
          <table:table-cell table:style-name="ce110" table:formula="oooc:=IF([.M27]=[.M26];1;0)" office:value-type="float" office:value="1">
            <text:p>1</text:p>
          </table:table-cell>
          <table:table-cell table:style-name="ce110" table:formula="oooc:=IF([.N27]=[.N26];1;0)" office:value-type="float" office:value="1">
            <text:p>1</text:p>
          </table:table-cell>
          <table:table-cell table:style-name="ce110" table:formula="oooc:=IF([.O27]=[.O26];1;0)" office:value-type="float" office:value="1">
            <text:p>1</text:p>
          </table:table-cell>
          <table:table-cell table:style-name="ce110" table:formula="oooc:=IF([.P27]=[.P26];1;0)" office:value-type="float" office:value="1">
            <text:p>1</text:p>
          </table:table-cell>
          <table:table-cell table:style-name="ce110" table:formula="oooc:=IF([.Q27]=[.Q26];1;0)" office:value-type="float" office:value="1">
            <text:p>1</text:p>
          </table:table-cell>
          <table:table-cell table:style-name="ce110" table:formula="oooc:=IF([.R27]=[.R26];1;0)" office:value-type="float" office:value="1">
            <text:p>1</text:p>
          </table:table-cell>
          <table:table-cell table:style-name="ce110" table:formula="oooc:=IF([.S27]=[.S26];1;0)" office:value-type="float" office:value="1">
            <text:p>1</text:p>
          </table:table-cell>
          <table:table-cell table:style-name="ce110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111" table:formula="oooc:=SUMPRODUCT([.K3:.K14];[.B25:.B36])/SUM([.K3:.K14])" office:value-type="float" office:value="75.25">
            <text:p>75</text:p>
          </table:table-cell>
          <table:table-cell table:style-name="ce111" table:formula="oooc:=SUMPRODUCT([.L3:.L14];[.B25:.B36])/SUM([.L3:.L14])" office:value-type="float" office:value="77.3333333333333">
            <text:p>77</text:p>
          </table:table-cell>
          <table:table-cell table:style-name="ce111" table:formula="oooc:=SUMPRODUCT([.M3:.M14];[.B25:.B36])/SUM([.M3:.M14])" office:value-type="float" office:value="79">
            <text:p>79</text:p>
          </table:table-cell>
          <table:table-cell table:style-name="ce111" table:formula="oooc:=SUMPRODUCT([.N3:.N14];[.B25:.B36])/SUM([.N3:.N14])" office:value-type="float" office:value="79">
            <text:p>79</text:p>
          </table:table-cell>
          <table:table-cell table:style-name="ce111" table:formula="oooc:=SUMPRODUCT([.O3:.O14];[.B25:.B36])/SUM([.O3:.O14])" office:value-type="float" office:value="81">
            <text:p>81</text:p>
          </table:table-cell>
          <table:table-cell table:style-name="ce111" table:formula="oooc:=SUMPRODUCT([.P3:.P14];[.B25:.B36])/SUM([.P3:.P14])" office:value-type="float" office:value="84.6153846153846">
            <text:p>85</text:p>
          </table:table-cell>
          <table:table-cell table:style-name="ce111" table:formula="oooc:=SUMPRODUCT([.Q3:.Q14];[.B25:.B36])/SUM([.Q3:.Q14])" office:value-type="float" office:value="83.8333333333333">
            <text:p>84</text:p>
          </table:table-cell>
          <table:table-cell table:style-name="ce111" table:formula="oooc:=SUMPRODUCT([.R3:.R14];[.B25:.B36])/SUM([.R3:.R14])" office:value-type="float" office:value="87.8">
            <text:p>88</text:p>
          </table:table-cell>
          <table:table-cell table:style-name="ce111" table:formula="oooc:=SUMPRODUCT([.S3:.S14];[.B25:.B36])/SUM([.S3:.S14])" office:value-type="float" office:value="88.3636363636364">
            <text:p>88</text:p>
          </table:table-cell>
          <table:table-cell table:style-name="ce111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111" table:formula="oooc:=SUMPRODUCT([.K3:.K14];[.F25:.F36])/SUM([.K3:.K14])" office:value-type="float" office:value="97.5">
            <text:p>98</text:p>
          </table:table-cell>
          <table:table-cell table:style-name="ce111" table:formula="oooc:=SUMPRODUCT([.L3:.L14];[.F25:.F36])/SUM([.L3:.L14])" office:value-type="float" office:value="100">
            <text:p>100</text:p>
          </table:table-cell>
          <table:table-cell table:style-name="ce111" table:formula="oooc:=SUMPRODUCT([.M3:.M14];[.F25:.F36])/SUM([.M3:.M14])" office:value-type="float" office:value="102">
            <text:p>102</text:p>
          </table:table-cell>
          <table:table-cell table:style-name="ce111" table:formula="oooc:=SUMPRODUCT([.N3:.N14];[.F25:.F36])/SUM([.N3:.N14])" office:value-type="float" office:value="102">
            <text:p>102</text:p>
          </table:table-cell>
          <table:table-cell table:style-name="ce111" table:formula="oooc:=SUMPRODUCT([.O3:.O14];[.F25:.F36])/SUM([.O3:.O14])" office:value-type="float" office:value="104.142857142857">
            <text:p>104</text:p>
          </table:table-cell>
          <table:table-cell table:style-name="ce111" table:formula="oooc:=SUMPRODUCT([.P3:.P14];[.F25:.F36])/SUM([.P3:.P14])" office:value-type="float" office:value="108.461538461538">
            <text:p>108</text:p>
          </table:table-cell>
          <table:table-cell table:style-name="ce111" table:formula="oooc:=SUMPRODUCT([.Q3:.Q14];[.F25:.F36])/SUM([.Q3:.Q14])" office:value-type="float" office:value="107.5">
            <text:p>108</text:p>
          </table:table-cell>
          <table:table-cell table:style-name="ce111" table:formula="oooc:=SUMPRODUCT([.R3:.R14];[.F25:.F36])/SUM([.R3:.R14])" office:value-type="float" office:value="112.2">
            <text:p>112</text:p>
          </table:table-cell>
          <table:table-cell table:style-name="ce111" table:formula="oooc:=SUMPRODUCT([.S3:.S14];[.F25:.F36])/SUM([.S3:.S14])" office:value-type="float" office:value="112.909090909091">
            <text:p>113</text:p>
          </table:table-cell>
          <table:table-cell table:style-name="ce111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111" table:formula="oooc:=SUMPRODUCT([.K3:.K14];[.C25:.C36])/SUM([.K3:.K14])" office:value-type="float" office:value="88">
            <text:p>88</text:p>
          </table:table-cell>
          <table:table-cell table:style-name="ce111" table:formula="oooc:=SUMPRODUCT([.L3:.L14];[.C25:.C36])/SUM([.L3:.L14])" office:value-type="float" office:value="90.2222222222222">
            <text:p>90</text:p>
          </table:table-cell>
          <table:table-cell table:style-name="ce111" table:formula="oooc:=SUMPRODUCT([.M3:.M14];[.C25:.C36])/SUM([.M3:.M14])" office:value-type="float" office:value="92">
            <text:p>92</text:p>
          </table:table-cell>
          <table:table-cell table:style-name="ce111" table:formula="oooc:=SUMPRODUCT([.N3:.N14];[.C25:.C36])/SUM([.N3:.N14])" office:value-type="float" office:value="92.375">
            <text:p>92</text:p>
          </table:table-cell>
          <table:table-cell table:style-name="ce111" table:formula="oooc:=SUMPRODUCT([.O3:.O14];[.C25:.C36])/SUM([.O3:.O14])" office:value-type="float" office:value="94.1428571428571">
            <text:p>94</text:p>
          </table:table-cell>
          <table:table-cell table:style-name="ce111" table:formula="oooc:=SUMPRODUCT([.P3:.P14];[.C25:.C36])/SUM([.P3:.P14])" office:value-type="float" office:value="98.1538461538462">
            <text:p>98</text:p>
          </table:table-cell>
          <table:table-cell table:style-name="ce111" table:formula="oooc:=SUMPRODUCT([.Q3:.Q14];[.C25:.C36])/SUM([.Q3:.Q14])" office:value-type="float" office:value="96.8333333333333">
            <text:p>97</text:p>
          </table:table-cell>
          <table:table-cell table:style-name="ce111" table:formula="oooc:=SUMPRODUCT([.R3:.R14];[.C25:.C36])/SUM([.R3:.R14])" office:value-type="float" office:value="101">
            <text:p>101</text:p>
          </table:table-cell>
          <table:table-cell table:style-name="ce111" table:formula="oooc:=SUMPRODUCT([.S3:.S14];[.C25:.C36])/SUM([.S3:.S14])" office:value-type="float" office:value="101.727272727273">
            <text:p>102</text:p>
          </table:table-cell>
          <table:table-cell table:style-name="ce111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2"/>
          <table:table-cell table:style-name="ce116" table:number-columns-repeated="2"/>
          <table:table-cell table:style-name="ce116" office:value-type="float" office:value="2">
            <text:p>2</text:p>
          </table:table-cell>
          <table:table-cell table:style-name="ce116" office:value-type="float" office:value="3">
            <text:p>3</text:p>
          </table:table-cell>
          <table:table-cell table:style-name="ce116" table:number-columns-repeated="2"/>
          <table:table-cell table:style-name="ce116" office:value-type="float" office:value="2">
            <text:p>2</text:p>
          </table:table-cell>
          <table:table-cell table:style-name="ce116"/>
          <table:table-cell table:style-name="ce117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3"/>
          <table:table-cell table:style-name="ce108" table:number-columns-repeated="4"/>
          <table:table-cell table:style-name="ce108" office:value-type="float" office:value="6">
            <text:p>6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3"/>
          <table:table-cell table:style-name="ce108" office:value-type="float" office:value="2">
            <text:p>2</text:p>
          </table:table-cell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1">
            <text:p>1</text:p>
          </table:table-cell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3" office:value-type="float" office:value="5">
            <text:p>5</text:p>
          </table:table-cell>
          <table:table-cell table:style-name="ce108"/>
          <table:table-cell table:style-name="ce108" office:value-type="float" office:value="4">
            <text:p>4</text:p>
          </table:table-cell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4"/>
          <table:table-cell table:style-name="ce109" office:value-type="float" office:value="3">
            <text:p>3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style-name="ce119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3"/>
          <table:table-cell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 office:value-type="float" office:value="3">
            <text:p>3</text:p>
          </table:table-cell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3"/>
          <table:table-cell table:style-name="ce108"/>
          <table:table-cell table:style-name="ce108" office:value-type="float" office:value="1">
            <text:p>1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3"/>
          <table:table-cell table:style-name="ce108" office:value-type="float" office:value="4">
            <text:p>4</text:p>
          </table:table-cell>
          <table:table-cell table:style-name="ce108" table:number-columns-repeated="4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8"/>
          <table:table-cell table:number-columns-repeated="236"/>
        </table:table-row>
        <table:table-row table:style-name="ro12">
          <table:table-cell table:number-columns-repeated="10"/>
          <table:table-cell table:style-name="ce113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08" table:number-columns-repeated="5"/>
          <table:table-cell table:style-name="ce118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09" table:number-columns-repeated="4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1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3"/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 table:number-columns-repeated="2"/>
          <table:table-cell table:number-columns-repeated="2" table:style-name="ce108" office:value-type="float" office:value="2">
            <text:p>2</text:p>
          </table:table-cell>
          <table:table-cell table:style-name="ce108"/>
          <table:table-cell table:style-name="ce118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style-name="ce109" table:number-columns-repeated="2"/>
          <table:table-cell table:style-name="ce10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pork</text:p>
          </table:table-cell>
          <table:table-cell table:style-name="ce123" office:value-type="string">
            <text:p>mushroom</text:p>
          </table:table-cell>
          <table:table-cell table:style-name="ce123" office:value-type="string">
            <text:p>cabbage</text:p>
          </table:table-cell>
          <table:table-cell table:style-name="ce123" office:value-type="string">
            <text:p>potato</text:p>
          </table:table-cell>
          <table:table-cell table:style-name="ce123" office:value-type="string">
            <text:p>onion</text:p>
          </table:table-cell>
          <table:table-cell table:style-name="ce123" office:value-type="string">
            <text:p>flour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1" office:value-type="string">
            <text:p>Cabbage Stew</text:p>
          </table:table-cell>
          <table:table-cell table:style-name="ce124" office:value-type="float" office:value="6">
            <text:p>6</text:p>
          </table:table-cell>
          <table:table-cell table:style-name="ce124"/>
          <table:table-cell table:style-name="ce125" office:value-type="float" office:value="8">
            <text:p>8</text:p>
          </table:table-cell>
          <table:table-cell table:number-columns-repeated="3" table:style-name="ce125"/>
          <table:table-cell table:style-name="ce127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Pelmeni</text:p>
          </table:table-cell>
          <table:table-cell table:style-name="ce124" office:value-type="float" office:value="8">
            <text:p>8</text:p>
          </table:table-cell>
          <table:table-cell table:style-name="ce125"/>
          <table:table-cell table:style-name="ce124"/>
          <table:table-cell table:number-columns-repeated="2" table:style-name="ce125"/>
          <table:table-cell table:style-name="ce125" office:value-type="float" office:value="6">
            <text:p>6</text:p>
          </table:table-cell>
          <table:table-cell table:style-name="ce127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Golubtsy</text:p>
          </table:table-cell>
          <table:table-cell table:style-name="ce125"/>
          <table:table-cell table:style-name="ce124" office:value-type="float" office:value="7">
            <text:p>7</text:p>
          </table:table-cell>
          <table:table-cell table:style-name="ce125" office:value-type="float" office:value="7">
            <text:p>7</text:p>
          </table:table-cell>
          <table:table-cell table:number-columns-repeated="2" table:style-name="ce125"/>
          <table:table-cell table:style-name="ce124"/>
          <table:table-cell table:style-name="ce127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Fried Mushrooms</text:p>
          </table:table-cell>
          <table:table-cell table:style-name="ce125"/>
          <table:table-cell table:style-name="ce125" office:value-type="float" office:value="9">
            <text:p>9</text:p>
          </table:table-cell>
          <table:table-cell table:style-name="ce125"/>
          <table:table-cell table:style-name="ce124"/>
          <table:table-cell table:style-name="ce124" office:value-type="float" office:value="5">
            <text:p>5</text:p>
          </table:table-cell>
          <table:table-cell table:style-name="ce125"/>
          <table:table-cell table:style-name="ce127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Vareniki</text:p>
          </table:table-cell>
          <table:table-cell table:number-columns-repeated="2" table:style-name="ce124"/>
          <table:table-cell table:style-name="ce125"/>
          <table:table-cell table:style-name="ce125" office:value-type="float" office:value="8">
            <text:p>8</text:p>
          </table:table-cell>
          <table:table-cell table:style-name="ce125"/>
          <table:table-cell table:style-name="ce124" office:value-type="float" office:value="6">
            <text:p>6</text:p>
          </table:table-cell>
          <table:table-cell table:style-name="ce127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4"/>
          <table:table-cell table:style-name="ce134" office:value-type="float" office:value="3">
            <text:p>3</text:p>
          </table:table-cell>
          <table:table-cell table:number-columns-repeated="2" table:style-name="ce134" office:value-type="float" office:value="1">
            <text:p>1</text:p>
          </table:table-cell>
          <table:table-cell table:number-columns-repeated="2" table:style-name="ce134"/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Baked Meat</text:p>
          </table:table-cell>
          <table:table-cell table:style-name="ce124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5"/>
          <table:table-cell table:style-name="ce125" office:value-type="float" office:value="7">
            <text:p>7</text:p>
          </table:table-cell>
          <table:table-cell table:number-columns-repeated="2" table:style-name="ce124"/>
          <table:table-cell table:style-name="ce127" table:formula="oooc:=SUM([.B8:.G8])" office:value-type="float" office:value="20">
            <text:p>20</text:p>
          </table:table-cell>
          <table:table-cell/>
          <table:table-cell table:style-name="ce129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Cutlets</text:p>
          </table:table-cell>
          <table:table-cell table:style-name="ce125" office:value-type="float" office:value="8">
            <text:p>8</text:p>
          </table:table-cell>
          <table:table-cell table:number-columns-repeated="3" table:style-name="ce124"/>
          <table:table-cell table:number-columns-repeated="2" table:style-name="ce125" office:value-type="float" office:value="6">
            <text:p>6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Mushroom Ragout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/>
          <table:table-cell table:style-name="ce124" office:value-type="float" office:value="7">
            <text:p>7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Cabbage Stuffed Pancakes</text:p>
          </table:table-cell>
          <table:table-cell table:number-columns-repeated="2" table:style-name="ce124"/>
          <table:table-cell table:style-name="ce125" office:value-type="float" office:value="8">
            <text:p>8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 office:value-type="float" office:value="8">
            <text:p>8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Kulebyaka</text:p>
          </table:table-cell>
          <table:table-cell table:number-columns-repeated="2" table:style-name="ce124" office:value-type="float" office:value="6">
            <text:p>6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7" table:formula="oooc:=SUM([.B12:.G12])" office:value-type="float" office:value="24">
            <text:p>24</text:p>
          </table:table-cell>
          <table:table-cell/>
          <table:table-cell table:style-name="ce129" table:formula="oooc:=[.A12]" office:value-type="string" office:string-value="Kulebyaka">
            <text:p>Kulebyaka</text:p>
          </table:table-cell>
          <table:table-cell table:number-columns-repeated="2" table:style-name="ce135"/>
          <table:table-cell table:style-name="ce135" office:value-type="float" office:value="1">
            <text:p>1</text:p>
          </table:table-cell>
          <table:table-cell table:number-columns-repeated="4" table:style-name="ce135"/>
          <table:table-cell table:style-name="ce135" office:value-type="float" office:value="2">
            <text:p>2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Shchi</text:p>
          </table:table-cell>
          <table:table-cell table:style-name="ce125" office:value-type="float" office:value="6">
            <text:p>6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 office:value-type="float" office:value="5">
            <text:p>5</text:p>
          </table:table-cell>
          <table:table-cell table:style-name="ce125" office:value-type="float" office:value="5">
            <text:p>5</text:p>
          </table:table-cell>
          <table:table-cell table:style-name="ce124"/>
          <table:table-cell table:style-name="ce127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1" office:value-type="string">
            <text:p>Mushroom Soup</text:p>
          </table:table-cell>
          <table:table-cell table:style-name="ce126"/>
          <table:table-cell table:style-name="ce124" office:value-type="float" office:value="7">
            <text:p>7</text:p>
          </table:table-cell>
          <table:table-cell table:style-name="ce124" office:value-type="float" office:value="6">
            <text:p>6</text:p>
          </table:table-cell>
          <table:table-cell table:style-name="ce126" office:value-type="float" office:value="6">
            <text:p>6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4"/>
          <table:table-cell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number-columns-repeated="3" table:style-name="ce134"/>
          <table:table-cell table:style-name="ce134" office:value-type="float" office:value="1">
            <text:p>1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1">
            <text:p>41</text:p>
          </table:table-cell>
          <table:table-cell table:style-name="ce122" table:formula="oooc:=SUM([.C3:.C14])" office:value-type="float" office:value="43">
            <text:p>43</text:p>
          </table:table-cell>
          <table:table-cell table:style-name="ce122" table:formula="oooc:=SUM([.D3:.D14])" office:value-type="float" office:value="37">
            <text:p>37</text:p>
          </table:table-cell>
          <table:table-cell table:style-name="ce122" table:formula="oooc:=SUM([.E3:.E14])" office:value-type="float" office:value="37">
            <text:p>37</text:p>
          </table:table-cell>
          <table:table-cell table:style-name="ce122" table:formula="oooc:=SUM([.F3:.F14])" office:value-type="float" office:value="30">
            <text:p>30</text:p>
          </table:table-cell>
          <table:table-cell table:style-name="ce122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30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 table:formula="oooc:=IF([.K17]=[.K15];1;0)" office:value-type="float" office:value="1">
            <text:p>1</text:p>
          </table:table-cell>
          <table:table-cell table:style-name="ce136" table:formula="oooc:=IF([.L17]=[.L15];1;0)" office:value-type="float" office:value="1">
            <text:p>1</text:p>
          </table:table-cell>
          <table:table-cell table:style-name="ce136" table:formula="oooc:=IF([.M17]=[.M15];1;0)" office:value-type="float" office:value="1">
            <text:p>1</text:p>
          </table:table-cell>
          <table:table-cell table:style-name="ce136" table:formula="oooc:=IF([.N17]=[.N15];1;0)" office:value-type="float" office:value="1">
            <text:p>1</text:p>
          </table:table-cell>
          <table:table-cell table:style-name="ce136" table:formula="oooc:=IF([.O17]=[.O15];1;0)" office:value-type="float" office:value="1">
            <text:p>1</text:p>
          </table:table-cell>
          <table:table-cell table:style-name="ce136" table:formula="oooc:=IF([.P17]=[.P15];1;0)" office:value-type="float" office:value="1">
            <text:p>1</text:p>
          </table:table-cell>
          <table:table-cell table:style-name="ce136" table:formula="oooc:=IF([.Q17]=[.Q15];1;0)" office:value-type="float" office:value="1">
            <text:p>1</text:p>
          </table:table-cell>
          <table:table-cell table:style-name="ce136" table:formula="oooc:=IF([.R17]=[.R15];1;0)" office:value-type="float" office:value="1">
            <text:p>1</text:p>
          </table:table-cell>
          <table:table-cell table:style-name="ce136" table:formula="oooc:=IF([.S17]=[.S15];1;0)" office:value-type="float" office:value="1">
            <text:p>1</text:p>
          </table:table-cell>
          <table:table-cell table:style-name="ce136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2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7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7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31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6" table:formula="oooc:=IF([.K27]=[.K26];1;0)" office:value-type="float" office:value="1">
            <text:p>1</text:p>
          </table:table-cell>
          <table:table-cell table:style-name="ce136" table:formula="oooc:=IF([.L27]=[.L26];1;0)" office:value-type="float" office:value="1">
            <text:p>1</text:p>
          </table:table-cell>
          <table:table-cell table:style-name="ce136" table:formula="oooc:=IF([.M27]=[.M26];1;0)" office:value-type="float" office:value="1">
            <text:p>1</text:p>
          </table:table-cell>
          <table:table-cell table:style-name="ce136" table:formula="oooc:=IF([.N27]=[.N26];1;0)" office:value-type="float" office:value="1">
            <text:p>1</text:p>
          </table:table-cell>
          <table:table-cell table:style-name="ce136" table:formula="oooc:=IF([.O27]=[.O26];1;0)" office:value-type="float" office:value="1">
            <text:p>1</text:p>
          </table:table-cell>
          <table:table-cell table:style-name="ce136" table:formula="oooc:=IF([.P27]=[.P26];1;0)" office:value-type="float" office:value="1">
            <text:p>1</text:p>
          </table:table-cell>
          <table:table-cell table:style-name="ce136" table:formula="oooc:=IF([.Q27]=[.Q26];1;0)" office:value-type="float" office:value="1">
            <text:p>1</text:p>
          </table:table-cell>
          <table:table-cell table:style-name="ce136" table:formula="oooc:=IF([.R27]=[.R26];1;0)" office:value-type="float" office:value="1">
            <text:p>1</text:p>
          </table:table-cell>
          <table:table-cell table:style-name="ce136" table:formula="oooc:=IF([.S27]=[.S26];1;0)" office:value-type="float" office:value="1">
            <text:p>1</text:p>
          </table:table-cell>
          <table:table-cell table:style-name="ce136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138" table:formula="oooc:=SUMPRODUCT([.K3:.K14];[.B25:.B36])/SUM([.K3:.K14])" office:value-type="float" office:value="76.4">
            <text:p>76</text:p>
          </table:table-cell>
          <table:table-cell table:style-name="ce138" table:formula="oooc:=SUMPRODUCT([.L3:.L14];[.B25:.B36])/SUM([.L3:.L14])" office:value-type="float" office:value="79.5">
            <text:p>80</text:p>
          </table:table-cell>
          <table:table-cell table:style-name="ce138" table:formula="oooc:=SUMPRODUCT([.M3:.M14];[.B25:.B36])/SUM([.M3:.M14])" office:value-type="float" office:value="81.4285714285714">
            <text:p>81</text:p>
          </table:table-cell>
          <table:table-cell table:style-name="ce138" table:formula="oooc:=SUMPRODUCT([.N3:.N14];[.B25:.B36])/SUM([.N3:.N14])" office:value-type="float" office:value="83.375">
            <text:p>83</text:p>
          </table:table-cell>
          <table:table-cell table:style-name="ce138" table:formula="oooc:=SUMPRODUCT([.O3:.O14];[.B25:.B36])/SUM([.O3:.O14])" office:value-type="float" office:value="84.3333333333333">
            <text:p>84</text:p>
          </table:table-cell>
          <table:table-cell table:style-name="ce138" table:formula="oooc:=SUMPRODUCT([.P3:.P14];[.B25:.B36])/SUM([.P3:.P14])" office:value-type="float" office:value="86.75">
            <text:p>87</text:p>
          </table:table-cell>
          <table:table-cell table:style-name="ce138" table:formula="oooc:=SUMPRODUCT([.Q3:.Q14];[.B25:.B36])/SUM([.Q3:.Q14])" office:value-type="float" office:value="86.75">
            <text:p>87</text:p>
          </table:table-cell>
          <table:table-cell table:style-name="ce138" table:formula="oooc:=SUMPRODUCT([.R3:.R14];[.B25:.B36])/SUM([.R3:.R14])" office:value-type="float" office:value="88.4">
            <text:p>88</text:p>
          </table:table-cell>
          <table:table-cell table:style-name="ce138" table:formula="oooc:=SUMPRODUCT([.S3:.S14];[.B25:.B36])/SUM([.S3:.S14])" office:value-type="float" office:value="90.625">
            <text:p>91</text:p>
          </table:table-cell>
          <table:table-cell table:style-name="ce138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138" table:formula="oooc:=SUMPRODUCT([.K3:.K14];[.G25:.G36])/SUM([.K3:.K14])" office:value-type="float" office:value="99.6">
            <text:p>100</text:p>
          </table:table-cell>
          <table:table-cell table:style-name="ce138" table:formula="oooc:=SUMPRODUCT([.L3:.L14];[.G25:.G36])/SUM([.L3:.L14])" office:value-type="float" office:value="104.166666666667">
            <text:p>104</text:p>
          </table:table-cell>
          <table:table-cell table:style-name="ce138" table:formula="oooc:=SUMPRODUCT([.M3:.M14];[.G25:.G36])/SUM([.M3:.M14])" office:value-type="float" office:value="105.714285714286">
            <text:p>106</text:p>
          </table:table-cell>
          <table:table-cell table:style-name="ce138" table:formula="oooc:=SUMPRODUCT([.N3:.N14];[.G25:.G36])/SUM([.N3:.N14])" office:value-type="float" office:value="108.375">
            <text:p>108</text:p>
          </table:table-cell>
          <table:table-cell table:style-name="ce138" table:formula="oooc:=SUMPRODUCT([.O3:.O14];[.G25:.G36])/SUM([.O3:.O14])" office:value-type="float" office:value="109">
            <text:p>109</text:p>
          </table:table-cell>
          <table:table-cell table:style-name="ce138" table:formula="oooc:=SUMPRODUCT([.P3:.P14];[.G25:.G36])/SUM([.P3:.P14])" office:value-type="float" office:value="112.25">
            <text:p>112</text:p>
          </table:table-cell>
          <table:table-cell table:style-name="ce138" table:formula="oooc:=SUMPRODUCT([.Q3:.Q14];[.G25:.G36])/SUM([.Q3:.Q14])" office:value-type="float" office:value="111.75">
            <text:p>112</text:p>
          </table:table-cell>
          <table:table-cell table:style-name="ce138" table:formula="oooc:=SUMPRODUCT([.R3:.R14];[.G25:.G36])/SUM([.R3:.R14])" office:value-type="float" office:value="114.4">
            <text:p>114</text:p>
          </table:table-cell>
          <table:table-cell table:style-name="ce138" table:formula="oooc:=SUMPRODUCT([.S3:.S14];[.G25:.G36])/SUM([.S3:.S14])" office:value-type="float" office:value="117.125">
            <text:p>117</text:p>
          </table:table-cell>
          <table:table-cell table:style-name="ce138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138" table:formula="oooc:=SUMPRODUCT([.K3:.K14];[.C25:.C36])/SUM([.K3:.K14])" office:value-type="float" office:value="90">
            <text:p>90</text:p>
          </table:table-cell>
          <table:table-cell table:style-name="ce138" table:formula="oooc:=SUMPRODUCT([.L3:.L14];[.C25:.C36])/SUM([.L3:.L14])" office:value-type="float" office:value="93.5">
            <text:p>94</text:p>
          </table:table-cell>
          <table:table-cell table:style-name="ce138" table:formula="oooc:=SUMPRODUCT([.M3:.M14];[.C25:.C36])/SUM([.M3:.M14])" office:value-type="float" office:value="95.1428571428571">
            <text:p>95</text:p>
          </table:table-cell>
          <table:table-cell table:style-name="ce138" table:formula="oooc:=SUMPRODUCT([.N3:.N14];[.C25:.C36])/SUM([.N3:.N14])" office:value-type="float" office:value="98">
            <text:p>98</text:p>
          </table:table-cell>
          <table:table-cell table:style-name="ce138" table:formula="oooc:=SUMPRODUCT([.O3:.O14];[.C25:.C36])/SUM([.O3:.O14])" office:value-type="float" office:value="98.5">
            <text:p>99</text:p>
          </table:table-cell>
          <table:table-cell table:style-name="ce138" table:formula="oooc:=SUMPRODUCT([.P3:.P14];[.C25:.C36])/SUM([.P3:.P14])" office:value-type="float" office:value="100.75">
            <text:p>101</text:p>
          </table:table-cell>
          <table:table-cell table:style-name="ce138" table:formula="oooc:=SUMPRODUCT([.Q3:.Q14];[.C25:.C36])/SUM([.Q3:.Q14])" office:value-type="float" office:value="100.75">
            <text:p>101</text:p>
          </table:table-cell>
          <table:table-cell table:style-name="ce138" table:formula="oooc:=SUMPRODUCT([.R3:.R14];[.C25:.C36])/SUM([.R3:.R14])" office:value-type="float" office:value="103.1">
            <text:p>103</text:p>
          </table:table-cell>
          <table:table-cell table:style-name="ce138" table:formula="oooc:=SUMPRODUCT([.S3:.S14];[.C25:.C36])/SUM([.S3:.S14])" office:value-type="float" office:value="105.125">
            <text:p>105</text:p>
          </table:table-cell>
          <table:table-cell table:style-name="ce138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9"/>
          <table:table-cell table:style-name="ce135" office:value-type="float" office:value="3">
            <text:p>3</text:p>
          </table:table-cell>
          <table:table-cell table:style-name="ce135" table:number-columns-repeated="3"/>
          <table:table-cell table:style-name="ce135" office:value-type="float" office:value="4">
            <text:p>4</text:p>
          </table:table-cell>
          <table:table-cell table:style-name="ce135" table:number-columns-repeated="3"/>
          <table:table-cell table:style-name="ce142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40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3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41"/>
          <table:table-cell table:style-name="ce134" table:number-columns-repeated="3"/>
          <table:table-cell table:style-name="ce134" office:value-type="float" office:value="2">
            <text:p>2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40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40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2">
            <text:p>2</text:p>
          </table:table-cell>
          <table:table-cell table:style-name="ce14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1"/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34" office:value-type="float" office:value="2">
            <text:p>2</text:p>
          </table:table-cell>
          <table:table-cell table:style-name="ce134"/>
          <table:table-cell table:style-name="ce134" office:value-type="float" office:value="3">
            <text:p>3</text:p>
          </table:table-cell>
          <table:table-cell table:style-name="ce134"/>
          <table:table-cell table:style-name="ce144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50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salmon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rice</text:p>
          </table:table-cell>
          <table:table-cell table:style-name="ce123" office:value-type="string">
            <text:p>tofu</text:p>
          </table:table-cell>
          <table:table-cell table:style-name="ce123" office:value-type="string">
            <text:p>veggymix</text:p>
          </table:table-cell>
          <table:table-cell table:style-name="ce123" office:value-type="string">
            <text:p>seaweed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Nigiri Zushi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8" office:value-type="float" office:value="9">
            <text:p>9</text:p>
          </table:table-cell>
          <table:table-cell table:number-columns-repeated="3" table:style-name="ce148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Sashimi</text:p>
          </table:table-cell>
          <table:table-cell table:style-name="ce147" office:value-type="float" office:value="8">
            <text:p>8</text:p>
          </table:table-cell>
          <table:table-cell table:style-name="ce148"/>
          <table:table-cell table:style-name="ce147"/>
          <table:table-cell table:style-name="ce148"/>
          <table:table-cell table:style-name="ce148" office:value-type="float" office:value="7">
            <text:p>7</text:p>
          </table:table-cell>
          <table:table-cell table:style-name="ce148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Seafood Tempura</text:p>
          </table:table-cell>
          <table:table-cell table:style-name="ce148"/>
          <table:table-cell table:style-name="ce147" office:value-type="float" office:value="8">
            <text:p>8</text:p>
          </table:table-cell>
          <table:table-cell table:number-columns-repeated="2" table:style-name="ce148"/>
          <table:table-cell table:style-name="ce148" office:value-type="float" office:value="7">
            <text:p>7</text:p>
          </table:table-cell>
          <table:table-cell table:style-name="ce147"/>
          <table:table-cell table:style-name="ce127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ofuDengaku</text:p>
          </table:table-cell>
          <table:table-cell table:number-columns-repeated="3" table:style-name="ce148"/>
          <table:table-cell table:style-name="ce147" office:value-type="float" office:value="9">
            <text:p>9</text:p>
          </table:table-cell>
          <table:table-cell table:style-name="ce147"/>
          <table:table-cell table:style-name="ce148" office:value-type="float" office:value="6">
            <text:p>6</text:p>
          </table:table-cell>
          <table:table-cell table:style-name="ce127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51"/>
          <table:table-cell table:style-name="ce151" office:value-type="float" office:value="4">
            <text:p>4</text:p>
          </table:table-cell>
          <table:table-cell table:style-name="ce151" office:value-type="float" office:value="2">
            <text:p>2</text:p>
          </table:table-cell>
          <table:table-cell table:style-name="ce151"/>
          <table:table-cell table:number-columns-repeated="2" table:style-name="ce151"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empura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8">
            <text:p>8</text:p>
          </table:table-cell>
          <table:table-cell table:number-columns-repeated="2" table:style-name="ce148"/>
          <table:table-cell table:style-name="ce148" office:value-type="float" office:value="6">
            <text:p>6</text:p>
          </table:table-cell>
          <table:table-cell table:style-name="ce147"/>
          <table:table-cell table:style-name="ce127" table:formula="oooc:=SUM([.B7:.G7])" office:value-type="float" office:value="20">
            <text:p>20</text:p>
          </table:table-cell>
          <table:table-cell/>
          <table:table-cell table:style-name="ce129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Koyungohan</text:p>
          </table:table-cell>
          <table:table-cell table:style-name="ce147" office:value-type="float" office:value="6">
            <text:p>6</text:p>
          </table:table-cell>
          <table:table-cell table:style-name="ce148"/>
          <table:table-cell table:style-name="ce148" office:value-type="float" office:value="8">
            <text:p>8</text:p>
          </table:table-cell>
          <table:table-cell table:style-name="ce148" office:value-type="float" office:value="6">
            <text:p>6</text:p>
          </table:table-cell>
          <table:table-cell table:number-columns-repeated="2" table:style-name="ce147"/>
          <table:table-cell table:style-name="ce127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chazuke</text:p>
          </table:table-cell>
          <table:table-cell table:style-name="ce148" office:value-type="float" office:value="8">
            <text:p>8</text:p>
          </table:table-cell>
          <table:table-cell table:style-name="ce147"/>
          <table:table-cell table:style-name="ce147" office:value-type="float" office:value="7">
            <text:p>7</text:p>
          </table:table-cell>
          <table:table-cell table:style-name="ce147"/>
          <table:table-cell table:style-name="ce148"/>
          <table:table-cell table:style-name="ce148" office:value-type="float" office:value="5">
            <text:p>5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empura Shrimp Roll</text:p>
          </table:table-cell>
          <table:table-cell table:style-name="ce147"/>
          <table:table-cell table:number-columns-repeated="2" table:style-name="ce147" office:value-type="float" office:value="7">
            <text:p>7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nigiri</text:p>
          </table:table-cell>
          <table:table-cell table:number-columns-repeated="2" table:style-name="ce147"/>
          <table:table-cell table:style-name="ce148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7" office:value-type="float" office:value="7">
            <text:p>7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51"/>
          <table:table-cell table:number-columns-repeated="2" table:style-name="ce151" office:value-type="float" office:value="3">
            <text:p>3</text:p>
          </table:table-cell>
          <table:table-cell table:number-columns-repeated="2"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sechi</text:p>
          </table:table-cell>
          <table:table-cell table:number-columns-repeated="2" table:style-name="ce147" office:value-type="float" office:value="6">
            <text:p>6</text:p>
          </table:table-cell>
          <table:table-cell table:style-name="ce147" office:value-type="float" office:value="7">
            <text:p>7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27" table:formula="oooc:=SUM([.B12:.G12])" office:value-type="float" office:value="25">
            <text:p>25</text:p>
          </table:table-cell>
          <table:table-cell/>
          <table:table-cell table:style-name="ce129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Yosenabe</text:p>
          </table:table-cell>
          <table:table-cell table:style-name="ce148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7" office:value-type="float" office:value="5">
            <text:p>5</text:p>
          </table:table-cell>
          <table:table-cell table:style-name="ce148" office:value-type="float" office:value="7">
            <text:p>7</text:p>
          </table:table-cell>
          <table:table-cell table:style-name="ce147"/>
          <table:table-cell table:style-name="ce127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Temaki Zushi</text:p>
          </table:table-cell>
          <table:table-cell table:style-name="ce149"/>
          <table:table-cell table:style-name="ce147"/>
          <table:table-cell table:style-name="ce147" office:value-type="float" office:value="8">
            <text:p>8</text:p>
          </table:table-cell>
          <table:table-cell table:style-name="ce149" office:value-type="float" office:value="5">
            <text:p>5</text:p>
          </table:table-cell>
          <table:table-cell table:number-columns-repeated="2" table:style-name="ce147" office:value-type="float" office:value="6">
            <text:p>6</text:p>
          </table:table-cell>
          <table:table-cell table:style-name="ce127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51"/>
          <table:table-cell table:style-name="ce151" office:value-type="float" office:value="1">
            <text:p>1</text:p>
          </table:table-cell>
          <table:table-cell table:number-columns-repeated="3" table:style-name="ce151"/>
          <table:table-cell table:number-columns-repeated="2" table:style-name="ce151" office:value-type="float" office:value="2">
            <text:p>2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7">
            <text:p>47</text:p>
          </table:table-cell>
          <table:table-cell table:style-name="ce122" table:formula="oooc:=SUM([.C3:.C14])" office:value-type="float" office:value="35">
            <text:p>35</text:p>
          </table:table-cell>
          <table:table-cell table:style-name="ce122" table:formula="oooc:=SUM([.D3:.D14])" office:value-type="float" office:value="53">
            <text:p>53</text:p>
          </table:table-cell>
          <table:table-cell table:style-name="ce122" table:formula="oooc:=SUM([.E3:.E14])" office:value-type="float" office:value="31">
            <text:p>31</text:p>
          </table:table-cell>
          <table:table-cell table:style-name="ce122" table:formula="oooc:=SUM([.F3:.F14])" office:value-type="float" office:value="33">
            <text:p>33</text:p>
          </table:table-cell>
          <table:table-cell table:style-name="ce122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30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 table:formula="oooc:=IF([.K17]=[.K15];1;0)" office:value-type="float" office:value="1">
            <text:p>1</text:p>
          </table:table-cell>
          <table:table-cell table:style-name="ce152" table:formula="oooc:=IF([.L17]=[.L15];1;0)" office:value-type="float" office:value="1">
            <text:p>1</text:p>
          </table:table-cell>
          <table:table-cell table:style-name="ce152" table:formula="oooc:=IF([.M17]=[.M15];1;0)" office:value-type="float" office:value="1">
            <text:p>1</text:p>
          </table:table-cell>
          <table:table-cell table:style-name="ce152" table:formula="oooc:=IF([.N17]=[.N15];1;0)" office:value-type="float" office:value="1">
            <text:p>1</text:p>
          </table:table-cell>
          <table:table-cell table:style-name="ce152" table:formula="oooc:=IF([.O17]=[.O15];1;0)" office:value-type="float" office:value="1">
            <text:p>1</text:p>
          </table:table-cell>
          <table:table-cell table:style-name="ce152" table:formula="oooc:=IF([.P17]=[.P15];1;0)" office:value-type="float" office:value="1">
            <text:p>1</text:p>
          </table:table-cell>
          <table:table-cell table:style-name="ce152" table:formula="oooc:=IF([.Q17]=[.Q15];1;0)" office:value-type="float" office:value="1">
            <text:p>1</text:p>
          </table:table-cell>
          <table:table-cell table:style-name="ce152" table:formula="oooc:=IF([.R17]=[.R15];1;0)" office:value-type="float" office:value="1">
            <text:p>1</text:p>
          </table:table-cell>
          <table:table-cell table:style-name="ce152" table:formula="oooc:=IF([.S17]=[.S15];1;0)" office:value-type="float" office:value="1">
            <text:p>1</text:p>
          </table:table-cell>
          <table:table-cell table:style-name="ce152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52" table:formula="oooc:=IF([.K27]=[.K26];1;0)" office:value-type="float" office:value="1">
            <text:p>1</text:p>
          </table:table-cell>
          <table:table-cell table:style-name="ce152" table:formula="oooc:=IF([.L27]=[.L26];1;0)" office:value-type="float" office:value="1">
            <text:p>1</text:p>
          </table:table-cell>
          <table:table-cell table:style-name="ce152" table:formula="oooc:=IF([.M27]=[.M26];1;0)" office:value-type="float" office:value="1">
            <text:p>1</text:p>
          </table:table-cell>
          <table:table-cell table:style-name="ce152" table:formula="oooc:=IF([.N27]=[.N26];1;0)" office:value-type="float" office:value="1">
            <text:p>1</text:p>
          </table:table-cell>
          <table:table-cell table:style-name="ce152" table:formula="oooc:=IF([.O27]=[.O26];1;0)" office:value-type="float" office:value="1">
            <text:p>1</text:p>
          </table:table-cell>
          <table:table-cell table:style-name="ce152" table:formula="oooc:=IF([.P27]=[.P26];1;0)" office:value-type="float" office:value="1">
            <text:p>1</text:p>
          </table:table-cell>
          <table:table-cell table:style-name="ce152" table:formula="oooc:=IF([.Q27]=[.Q26];1;0)" office:value-type="float" office:value="1">
            <text:p>1</text:p>
          </table:table-cell>
          <table:table-cell table:style-name="ce152" table:formula="oooc:=IF([.R27]=[.R26];1;0)" office:value-type="float" office:value="1">
            <text:p>1</text:p>
          </table:table-cell>
          <table:table-cell table:style-name="ce152" table:formula="oooc:=IF([.S27]=[.S26];1;0)" office:value-type="float" office:value="1">
            <text:p>1</text:p>
          </table:table-cell>
          <table:table-cell table:style-name="ce152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153" table:formula="oooc:=SUMPRODUCT([.K3:.K14];[.B25:.B36])/SUM([.K3:.K14])" office:value-type="float" office:value="77">
            <text:p>77</text:p>
          </table:table-cell>
          <table:table-cell table:style-name="ce153" table:formula="oooc:=SUMPRODUCT([.L3:.L14];[.B25:.B36])/SUM([.L3:.L14])" office:value-type="float" office:value="80">
            <text:p>80</text:p>
          </table:table-cell>
          <table:table-cell table:style-name="ce153" table:formula="oooc:=SUMPRODUCT([.M3:.M14];[.B25:.B36])/SUM([.M3:.M14])" office:value-type="float" office:value="83.75">
            <text:p>84</text:p>
          </table:table-cell>
          <table:table-cell table:style-name="ce153" table:formula="oooc:=SUMPRODUCT([.N3:.N14];[.B25:.B36])/SUM([.N3:.N14])" office:value-type="float" office:value="83.75">
            <text:p>84</text:p>
          </table:table-cell>
          <table:table-cell table:style-name="ce153" table:formula="oooc:=SUMPRODUCT([.O3:.O14];[.B25:.B36])/SUM([.O3:.O14])" office:value-type="float" office:value="87.5">
            <text:p>88</text:p>
          </table:table-cell>
          <table:table-cell table:style-name="ce153" table:formula="oooc:=SUMPRODUCT([.P3:.P14];[.B25:.B36])/SUM([.P3:.P14])" office:value-type="float" office:value="83.4615384615385">
            <text:p>83</text:p>
          </table:table-cell>
          <table:table-cell table:style-name="ce153" table:formula="oooc:=SUMPRODUCT([.Q3:.Q14];[.B25:.B36])/SUM([.Q3:.Q14])" office:value-type="float" office:value="86">
            <text:p>86</text:p>
          </table:table-cell>
          <table:table-cell table:style-name="ce153" table:formula="oooc:=SUMPRODUCT([.R3:.R14];[.B25:.B36])/SUM([.R3:.R14])" office:value-type="float" office:value="89">
            <text:p>89</text:p>
          </table:table-cell>
          <table:table-cell table:style-name="ce153" table:formula="oooc:=SUMPRODUCT([.S3:.S14];[.B25:.B36])/SUM([.S3:.S14])" office:value-type="float" office:value="91.6666666666667">
            <text:p>92</text:p>
          </table:table-cell>
          <table:table-cell table:style-name="ce153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153" table:formula="oooc:=SUMPRODUCT([.K3:.K14];[.F25:.F36])/SUM([.K3:.K14])" office:value-type="float" office:value="101.4">
            <text:p>101</text:p>
          </table:table-cell>
          <table:table-cell table:style-name="ce153" table:formula="oooc:=SUMPRODUCT([.L3:.L14];[.F25:.F36])/SUM([.L3:.L14])" office:value-type="float" office:value="105">
            <text:p>105</text:p>
          </table:table-cell>
          <table:table-cell table:style-name="ce153" table:formula="oooc:=SUMPRODUCT([.M3:.M14];[.F25:.F36])/SUM([.M3:.M14])" office:value-type="float" office:value="109.5">
            <text:p>110</text:p>
          </table:table-cell>
          <table:table-cell table:style-name="ce153" table:formula="oooc:=SUMPRODUCT([.N3:.N14];[.F25:.F36])/SUM([.N3:.N14])" office:value-type="float" office:value="109.5">
            <text:p>110</text:p>
          </table:table-cell>
          <table:table-cell table:style-name="ce153" table:formula="oooc:=SUMPRODUCT([.O3:.O14];[.F25:.F36])/SUM([.O3:.O14])" office:value-type="float" office:value="114">
            <text:p>114</text:p>
          </table:table-cell>
          <table:table-cell table:style-name="ce153" table:formula="oooc:=SUMPRODUCT([.P3:.P14];[.F25:.F36])/SUM([.P3:.P14])" office:value-type="float" office:value="109.153846153846">
            <text:p>109</text:p>
          </table:table-cell>
          <table:table-cell table:style-name="ce153" table:formula="oooc:=SUMPRODUCT([.Q3:.Q14];[.F25:.F36])/SUM([.Q3:.Q14])" office:value-type="float" office:value="112.2">
            <text:p>112</text:p>
          </table:table-cell>
          <table:table-cell table:style-name="ce153" table:formula="oooc:=SUMPRODUCT([.R3:.R14];[.F25:.F36])/SUM([.R3:.R14])" office:value-type="float" office:value="115.8">
            <text:p>116</text:p>
          </table:table-cell>
          <table:table-cell table:style-name="ce153" table:formula="oooc:=SUMPRODUCT([.S3:.S14];[.F25:.F36])/SUM([.S3:.S14])" office:value-type="float" office:value="119">
            <text:p>119</text:p>
          </table:table-cell>
          <table:table-cell table:style-name="ce153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153" table:formula="oooc:=SUMPRODUCT([.K3:.K14];[.C25:.C36])/SUM([.K3:.K14])" office:value-type="float" office:value="91.8">
            <text:p>92</text:p>
          </table:table-cell>
          <table:table-cell table:style-name="ce153" table:formula="oooc:=SUMPRODUCT([.L3:.L14];[.C25:.C36])/SUM([.L3:.L14])" office:value-type="float" office:value="95.5">
            <text:p>96</text:p>
          </table:table-cell>
          <table:table-cell table:style-name="ce153" table:formula="oooc:=SUMPRODUCT([.M3:.M14];[.C25:.C36])/SUM([.M3:.M14])" office:value-type="float" office:value="99.5">
            <text:p>100</text:p>
          </table:table-cell>
          <table:table-cell table:style-name="ce153" table:formula="oooc:=SUMPRODUCT([.N3:.N14];[.C25:.C36])/SUM([.N3:.N14])" office:value-type="float" office:value="99.125">
            <text:p>99</text:p>
          </table:table-cell>
          <table:table-cell table:style-name="ce153" table:formula="oooc:=SUMPRODUCT([.O3:.O14];[.C25:.C36])/SUM([.O3:.O14])" office:value-type="float" office:value="103">
            <text:p>103</text:p>
          </table:table-cell>
          <table:table-cell table:style-name="ce153" table:formula="oooc:=SUMPRODUCT([.P3:.P14];[.C25:.C36])/SUM([.P3:.P14])" office:value-type="float" office:value="99.0769230769231">
            <text:p>99</text:p>
          </table:table-cell>
          <table:table-cell table:style-name="ce153" table:formula="oooc:=SUMPRODUCT([.Q3:.Q14];[.C25:.C36])/SUM([.Q3:.Q14])" office:value-type="float" office:value="101.6">
            <text:p>102</text:p>
          </table:table-cell>
          <table:table-cell table:style-name="ce153" table:formula="oooc:=SUMPRODUCT([.R3:.R14];[.C25:.C36])/SUM([.R3:.R14])" office:value-type="float" office:value="104.6">
            <text:p>105</text:p>
          </table:table-cell>
          <table:table-cell table:style-name="ce153" table:formula="oooc:=SUMPRODUCT([.S3:.S14];[.C25:.C36])/SUM([.S3:.S14])" office:value-type="float" office:value="107.666666666667">
            <text:p>108</text:p>
          </table:table-cell>
          <table:table-cell table:style-name="ce153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4"/>
          <table:table-cell table:style-name="ce157" table:number-columns-repeated="4"/>
          <table:table-cell table:style-name="ce157" office:value-type="float" office:value="5">
            <text:p>5</text:p>
          </table:table-cell>
          <table:table-cell table:style-name="ce157"/>
          <table:table-cell table:style-name="ce157" office:value-type="float" office:value="3">
            <text:p>3</text:p>
          </table:table-cell>
          <table:table-cell table:style-name="ce157" office:value-type="float" office:value="4">
            <text:p>4</text:p>
          </table:table-cell>
          <table:table-cell table:style-name="ce158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5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9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5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6"/>
          <table:table-cell table:style-name="ce151" office:value-type="float" office:value="4">
            <text:p>4</text:p>
          </table:table-cell>
          <table:table-cell table:style-name="ce151"/>
          <table:table-cell table:style-name="ce151" office:value-type="float" office:value="5">
            <text:p>5</text:p>
          </table:table-cell>
          <table:table-cell table:style-name="ce151" table:number-columns-repeated="4"/>
          <table:table-cell table:style-name="ce151" office:value-type="float" office:value="2">
            <text:p>2</text:p>
          </table:table-cell>
          <table:table-cell table:style-name="ce16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5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9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5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5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5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9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6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 table:number-columns-repeated="5"/>
          <table:table-cell table:style-name="ce16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5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5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9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6"/>
          <table:table-cell table:style-name="ce151" table:number-columns-repeated="2"/>
          <table:table-cell table:number-columns-repeated="2"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5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3" office:value-type="string">
            <text:p>lime</text:p>
          </table:table-cell>
          <table:table-cell table:style-name="ce123" office:value-type="string">
            <text:p>mango</text:p>
          </table:table-cell>
          <table:table-cell table:style-name="ce123" office:value-type="string">
            <text:p>shoyu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Chicken Shrimp Soup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8">
            <text:p>8</text:p>
          </table:table-cell>
          <table:table-cell table:number-columns-repeated="4" table:style-name="ce163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61" office:value-type="string">
            <text:p>Spicy Shrimps</text:p>
          </table:table-cell>
          <table:table-cell table:style-name="ce162" office:value-type="float" office:value="8">
            <text:p>8</text:p>
          </table:table-cell>
          <table:table-cell table:style-name="ce163"/>
          <table:table-cell table:style-name="ce162" office:value-type="float" office:value="7">
            <text:p>7</text:p>
          </table:table-cell>
          <table:table-cell table:number-columns-repeated="3" table:style-name="ce163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Hulihuli Chicken</text:p>
          </table:table-cell>
          <table:table-cell table:style-name="ce163"/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7">
            <text:p>7</text:p>
          </table:table-cell>
          <table:table-cell table:style-name="ce127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Mango Mui</text:p>
          </table:table-cell>
          <table:table-cell table:number-columns-repeated="3" table:style-name="ce163"/>
          <table:table-cell table:style-name="ce162" office:value-type="float" office:value="6">
            <text:p>6</text:p>
          </table:table-cell>
          <table:table-cell table:style-name="ce162" office:value-type="float" office:value="9">
            <text:p>9</text:p>
          </table:table-cell>
          <table:table-cell table:style-name="ce163"/>
          <table:table-cell table:style-name="ce127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66" office:value-type="float" office:value="3">
            <text:p>3</text:p>
          </table:table-cell>
          <table:table-cell table:style-name="ce166" office:value-type="float" office:value="1">
            <text:p>1</text:p>
          </table:table-cell>
          <table:table-cell table:number-columns-repeated="2" table:style-name="ce166"/>
          <table:table-cell table:style-name="ce166"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Wonton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6">
            <text:p>6</text:p>
          </table:table-cell>
          <table:table-cell table:style-name="ce127" table:formula="oooc:=SUM([.B7:.G7])" office:value-type="float" office:value="21">
            <text:p>21</text:p>
          </table:table-cell>
          <table:table-cell/>
          <table:table-cell table:style-name="ce129" table:formula="oooc:=[.A7]" office:value-type="string" office:string-value="Wonton">
            <text:p>Wonton</text:p>
          </table:table-cell>
          <table:table-cell table:style-name="ce167"/>
          <table:table-cell table:style-name="ce167" office:value-type="float" office:value="2">
            <text:p>2</text:p>
          </table:table-cell>
          <table:table-cell table:number-columns-repeated="2" table:style-name="ce167"/>
          <table:table-cell table:style-name="ce167" office:value-type="float" office:value="2">
            <text:p>2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/>
          <table:table-cell table:style-name="ce167" office:value-type="float" office:value="1">
            <text:p>1</text:p>
          </table:table-cell>
          <table:table-cell table:style-name="ce167"/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Shrimp Canton</text:p>
          </table:table-cell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27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Lime Chicken</text:p>
          </table:table-cell>
          <table:table-cell table:style-name="ce163"/>
          <table:table-cell table:style-name="ce162" office:value-type="float" office:value="8">
            <text:p>8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7">
            <text:p>7</text:p>
          </table:table-cell>
          <table:table-cell table:number-columns-repeated="2" table:style-name="ce163"/>
          <table:table-cell table:style-name="ce127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Mango Salsa</text:p>
          </table:table-cell>
          <table:table-cell table:number-columns-repeated="2" table:style-name="ce162"/>
          <table:table-cell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style-name="ce162"/>
          <table:table-cell table:style-name="ce127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6"/>
          <table:table-cell table:style-name="ce166" office:value-type="float" office:value="3">
            <text:p>3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Chicken Laulau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style-name="ce163"/>
          <table:table-cell table:style-name="ce162" office:value-type="float" office:value="6">
            <text:p>6</text:p>
          </table:table-cell>
          <table:table-cell table:style-name="ce162"/>
          <table:table-cell table:style-name="ce162" office:value-type="float" office:value="6">
            <text:p>6</text:p>
          </table:table-cell>
          <table:table-cell table:style-name="ce127" table:formula="oooc:=SUM([.B11:.G11])" office:value-type="float" office:value="26">
            <text:p>26</text:p>
          </table:table-cell>
          <table:table-cell/>
          <table:table-cell table:style-name="ce129" table:formula="oooc:=[.A11]" office:value-type="string" office:string-value="Chicken Laulau">
            <text:p>Chicken Laulau</text:p>
          </table:table-cell>
          <table:table-cell table:number-columns-repeated="4" table:style-name="ce167"/>
          <table:table-cell table:style-name="ce167" office:value-type="float" office:value="1">
            <text:p>1</text:p>
          </table:table-cell>
          <table:table-cell table:number-columns-repeated="2" table:style-name="ce167"/>
          <table:table-cell table:style-name="ce167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67" office:value-type="float" office:value="1">
            <text:p>1</text:p>
          </table:table-cell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Shrimp Mango Salad</text:p>
          </table:table-cell>
          <table:table-cell table:style-name="ce162" office:value-type="float" office:value="7">
            <text:p>7</text:p>
          </table:table-cell>
          <table:table-cell table:style-name="ce162"/>
          <table:table-cell table:number-columns-repeated="2" table:style-name="ce162" office:value-type="float" office:value="6">
            <text:p>6</text:p>
          </table:table-cell>
          <table:table-cell table:style-name="ce162" office:value-type="float" office:value="7">
            <text:p>7</text:p>
          </table:table-cell>
          <table:table-cell table:style-name="ce162"/>
          <table:table-cell table:style-name="ce127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Pipikaula</text:p>
          </table:table-cell>
          <table:table-cell table:style-name="ce163"/>
          <table:table-cell table:number-columns-repeated="2"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63"/>
          <table:table-cell table:style-name="ce162" office:value-type="float" office:value="6">
            <text:p>6</text:p>
          </table:table-cell>
          <table:table-cell table:style-name="ce127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Mango Chicken</text:p>
          </table:table-cell>
          <table:table-cell table:style-name="ce164"/>
          <table:table-cell table:style-name="ce162" office:value-type="float" office:value="8">
            <text:p>8</text:p>
          </table:table-cell>
          <table:table-cell table:style-name="ce162" office:value-type="float" office:value="5">
            <text:p>5</text:p>
          </table:table-cell>
          <table:table-cell table:style-name="ce164"/>
          <table:table-cell table:style-name="ce162" office:value-type="float" office:value="8">
            <text:p>8</text:p>
          </table:table-cell>
          <table:table-cell table:style-name="ce162" office:value-type="float" office:value="5">
            <text:p>5</text:p>
          </table:table-cell>
          <table:table-cell table:style-name="ce127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6"/>
          <table:table-cell table:number-columns-repeated="3"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3">
            <text:p>43</text:p>
          </table:table-cell>
          <table:table-cell table:style-name="ce122" table:formula="oooc:=SUM([.C3:.C14])" office:value-type="float" office:value="55">
            <text:p>55</text:p>
          </table:table-cell>
          <table:table-cell table:style-name="ce122" table:formula="oooc:=SUM([.D3:.D14])" office:value-type="float" office:value="38">
            <text:p>38</text:p>
          </table:table-cell>
          <table:table-cell table:style-name="ce122" table:formula="oooc:=SUM([.E3:.E14])" office:value-type="float" office:value="37">
            <text:p>37</text:p>
          </table:table-cell>
          <table:table-cell table:style-name="ce122" table:formula="oooc:=SUM([.F3:.F14])" office:value-type="float" office:value="39">
            <text:p>39</text:p>
          </table:table-cell>
          <table:table-cell table:style-name="ce122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30" office:value-type="string">
            <text:p>total recipes</text:p>
          </table:table-cell>
          <table:table-cell table:style-name="ce16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 table:formula="oooc:=IF([.K17]=[.K15];1;0)" office:value-type="float" office:value="1">
            <text:p>1</text:p>
          </table:table-cell>
          <table:table-cell table:style-name="ce169" table:formula="oooc:=IF([.L17]=[.L15];1;0)" office:value-type="float" office:value="1">
            <text:p>1</text:p>
          </table:table-cell>
          <table:table-cell table:style-name="ce169" table:formula="oooc:=IF([.M17]=[.M15];1;0)" office:value-type="float" office:value="1">
            <text:p>1</text:p>
          </table:table-cell>
          <table:table-cell table:style-name="ce169" table:formula="oooc:=IF([.N17]=[.N15];1;0)" office:value-type="float" office:value="1">
            <text:p>1</text:p>
          </table:table-cell>
          <table:table-cell table:style-name="ce169" table:formula="oooc:=IF([.O17]=[.O15];1;0)" office:value-type="float" office:value="1">
            <text:p>1</text:p>
          </table:table-cell>
          <table:table-cell table:style-name="ce169" table:formula="oooc:=IF([.P17]=[.P15];1;0)" office:value-type="float" office:value="1">
            <text:p>1</text:p>
          </table:table-cell>
          <table:table-cell table:style-name="ce169" table:formula="oooc:=IF([.Q17]=[.Q15];1;0)" office:value-type="float" office:value="1">
            <text:p>1</text:p>
          </table:table-cell>
          <table:table-cell table:style-name="ce169" table:formula="oooc:=IF([.R17]=[.R15];1;0)" office:value-type="float" office:value="1">
            <text:p>1</text:p>
          </table:table-cell>
          <table:table-cell table:style-name="ce169" table:formula="oooc:=IF([.S17]=[.S15];1;0)" office:value-type="float" office:value="1">
            <text:p>1</text:p>
          </table:table-cell>
          <table:table-cell table:style-name="ce16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9" table:formula="oooc:=IF([.K27]=[.K26];1;0)" office:value-type="float" office:value="1">
            <text:p>1</text:p>
          </table:table-cell>
          <table:table-cell table:style-name="ce169" table:formula="oooc:=IF([.L27]=[.L26];1;0)" office:value-type="float" office:value="1">
            <text:p>1</text:p>
          </table:table-cell>
          <table:table-cell table:style-name="ce169" table:formula="oooc:=IF([.M27]=[.M26];1;0)" office:value-type="float" office:value="1">
            <text:p>1</text:p>
          </table:table-cell>
          <table:table-cell table:style-name="ce169" table:formula="oooc:=IF([.N27]=[.N26];1;0)" office:value-type="float" office:value="1">
            <text:p>1</text:p>
          </table:table-cell>
          <table:table-cell table:style-name="ce169" table:formula="oooc:=IF([.O27]=[.O26];1;0)" office:value-type="float" office:value="1">
            <text:p>1</text:p>
          </table:table-cell>
          <table:table-cell table:style-name="ce169" table:formula="oooc:=IF([.P27]=[.P26];1;0)" office:value-type="float" office:value="1">
            <text:p>1</text:p>
          </table:table-cell>
          <table:table-cell table:style-name="ce169" table:formula="oooc:=IF([.Q27]=[.Q26];1;0)" office:value-type="float" office:value="1">
            <text:p>1</text:p>
          </table:table-cell>
          <table:table-cell table:style-name="ce169" table:formula="oooc:=IF([.R27]=[.R26];1;0)" office:value-type="float" office:value="1">
            <text:p>1</text:p>
          </table:table-cell>
          <table:table-cell table:style-name="ce169" table:formula="oooc:=IF([.S27]=[.S26];1;0)" office:value-type="float" office:value="1">
            <text:p>1</text:p>
          </table:table-cell>
          <table:table-cell table:style-name="ce16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170" table:formula="oooc:=SUMPRODUCT([.K3:.K14];[.B25:.B36])/SUM([.K3:.K14])" office:value-type="float" office:value="77.4">
            <text:p>77</text:p>
          </table:table-cell>
          <table:table-cell table:style-name="ce170" table:formula="oooc:=SUMPRODUCT([.L3:.L14];[.B25:.B36])/SUM([.L3:.L14])" office:value-type="float" office:value="80.5">
            <text:p>81</text:p>
          </table:table-cell>
          <table:table-cell table:style-name="ce170" table:formula="oooc:=SUMPRODUCT([.M3:.M14];[.B25:.B36])/SUM([.M3:.M14])" office:value-type="float" office:value="83.4">
            <text:p>83</text:p>
          </table:table-cell>
          <table:table-cell table:style-name="ce170" table:formula="oooc:=SUMPRODUCT([.N3:.N14];[.B25:.B36])/SUM([.N3:.N14])" office:value-type="float" office:value="86.5">
            <text:p>87</text:p>
          </table:table-cell>
          <table:table-cell table:style-name="ce170" table:formula="oooc:=SUMPRODUCT([.O3:.O14];[.B25:.B36])/SUM([.O3:.O14])" office:value-type="float" office:value="88.8888888888889">
            <text:p>89</text:p>
          </table:table-cell>
          <table:table-cell table:style-name="ce170" table:formula="oooc:=SUMPRODUCT([.P3:.P14];[.B25:.B36])/SUM([.P3:.P14])" office:value-type="float" office:value="92.3333333333333">
            <text:p>92</text:p>
          </table:table-cell>
          <table:table-cell table:style-name="ce170" table:formula="oooc:=SUMPRODUCT([.Q3:.Q14];[.B25:.B36])/SUM([.Q3:.Q14])" office:value-type="float" office:value="91.875">
            <text:p>92</text:p>
          </table:table-cell>
          <table:table-cell table:style-name="ce170" table:formula="oooc:=SUMPRODUCT([.R3:.R14];[.B25:.B36])/SUM([.R3:.R14])" office:value-type="float" office:value="95.5555555555556">
            <text:p>96</text:p>
          </table:table-cell>
          <table:table-cell table:style-name="ce170" table:formula="oooc:=SUMPRODUCT([.S3:.S14];[.B25:.B36])/SUM([.S3:.S14])" office:value-type="float" office:value="95.625">
            <text:p>96</text:p>
          </table:table-cell>
          <table:table-cell table:style-name="ce170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170" table:formula="oooc:=SUMPRODUCT([.K3:.K14];[.F25:.F36])/SUM([.K3:.K14])" office:value-type="float" office:value="102.6">
            <text:p>103</text:p>
          </table:table-cell>
          <table:table-cell table:style-name="ce170" table:formula="oooc:=SUMPRODUCT([.L3:.L14];[.F25:.F36])/SUM([.L3:.L14])" office:value-type="float" office:value="106.5">
            <text:p>107</text:p>
          </table:table-cell>
          <table:table-cell table:style-name="ce170" table:formula="oooc:=SUMPRODUCT([.M3:.M14];[.F25:.F36])/SUM([.M3:.M14])" office:value-type="float" office:value="109.8">
            <text:p>110</text:p>
          </table:table-cell>
          <table:table-cell table:style-name="ce170" table:formula="oooc:=SUMPRODUCT([.N3:.N14];[.F25:.F36])/SUM([.N3:.N14])" office:value-type="float" office:value="113.7">
            <text:p>114</text:p>
          </table:table-cell>
          <table:table-cell table:style-name="ce170" table:formula="oooc:=SUMPRODUCT([.O3:.O14];[.F25:.F36])/SUM([.O3:.O14])" office:value-type="float" office:value="116.666666666667">
            <text:p>117</text:p>
          </table:table-cell>
          <table:table-cell table:style-name="ce170" table:formula="oooc:=SUMPRODUCT([.P3:.P14];[.F25:.F36])/SUM([.P3:.P14])" office:value-type="float" office:value="121">
            <text:p>121</text:p>
          </table:table-cell>
          <table:table-cell table:style-name="ce170" table:formula="oooc:=SUMPRODUCT([.Q3:.Q14];[.F25:.F36])/SUM([.Q3:.Q14])" office:value-type="float" office:value="120.375">
            <text:p>120</text:p>
          </table:table-cell>
          <table:table-cell table:style-name="ce170" table:formula="oooc:=SUMPRODUCT([.R3:.R14];[.F25:.F36])/SUM([.R3:.R14])" office:value-type="float" office:value="124.666666666667">
            <text:p>125</text:p>
          </table:table-cell>
          <table:table-cell table:style-name="ce170" table:formula="oooc:=SUMPRODUCT([.S3:.S14];[.F25:.F36])/SUM([.S3:.S14])" office:value-type="float" office:value="124.875">
            <text:p>125</text:p>
          </table:table-cell>
          <table:table-cell table:style-name="ce170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170" table:formula="oooc:=SUMPRODUCT([.K3:.K14];[.C25:.C36])/SUM([.K3:.K14])" office:value-type="float" office:value="93">
            <text:p>93</text:p>
          </table:table-cell>
          <table:table-cell table:style-name="ce170" table:formula="oooc:=SUMPRODUCT([.L3:.L14];[.C25:.C36])/SUM([.L3:.L14])" office:value-type="float" office:value="96.5">
            <text:p>97</text:p>
          </table:table-cell>
          <table:table-cell table:style-name="ce170" table:formula="oooc:=SUMPRODUCT([.M3:.M14];[.C25:.C36])/SUM([.M3:.M14])" office:value-type="float" office:value="99.4">
            <text:p>99</text:p>
          </table:table-cell>
          <table:table-cell table:style-name="ce170" table:formula="oooc:=SUMPRODUCT([.N3:.N14];[.C25:.C36])/SUM([.N3:.N14])" office:value-type="float" office:value="103.1">
            <text:p>103</text:p>
          </table:table-cell>
          <table:table-cell table:style-name="ce170" table:formula="oooc:=SUMPRODUCT([.O3:.O14];[.C25:.C36])/SUM([.O3:.O14])" office:value-type="float" office:value="105.555555555556">
            <text:p>106</text:p>
          </table:table-cell>
          <table:table-cell table:style-name="ce170" table:formula="oooc:=SUMPRODUCT([.P3:.P14];[.C25:.C36])/SUM([.P3:.P14])" office:value-type="float" office:value="109.777777777778">
            <text:p>110</text:p>
          </table:table-cell>
          <table:table-cell table:style-name="ce170" table:formula="oooc:=SUMPRODUCT([.Q3:.Q14];[.C25:.C36])/SUM([.Q3:.Q14])" office:value-type="float" office:value="109">
            <text:p>109</text:p>
          </table:table-cell>
          <table:table-cell table:style-name="ce170" table:formula="oooc:=SUMPRODUCT([.R3:.R14];[.C25:.C36])/SUM([.R3:.R14])" office:value-type="float" office:value="112.666666666667">
            <text:p>113</text:p>
          </table:table-cell>
          <table:table-cell table:style-name="ce170" table:formula="oooc:=SUMPRODUCT([.S3:.S14];[.C25:.C36])/SUM([.S3:.S14])" office:value-type="float" office:value="112.875">
            <text:p>113</text:p>
          </table:table-cell>
          <table:table-cell table:style-name="ce170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71"/>
          <table:table-cell table:style-name="ce167" office:value-type="float" office:value="4">
            <text:p>4</text:p>
          </table:table-cell>
          <table:table-cell table:style-name="ce167" office:value-type="float" office:value="2">
            <text:p>2</text:p>
          </table:table-cell>
          <table:table-cell table:style-name="ce167" table:number-columns-repeated="4"/>
          <table:table-cell table:style-name="ce167" office:value-type="float" office:value="3">
            <text:p>3</text:p>
          </table:table-cell>
          <table:table-cell table:style-name="ce167"/>
          <table:table-cell table:style-name="ce17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72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5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72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73"/>
          <table:table-cell table:style-name="ce166" table:number-columns-repeated="3"/>
          <table:table-cell table:style-name="ce166" office:value-type="float" office:value="3">
            <text:p>3</text:p>
          </table:table-cell>
          <table:table-cell table:style-name="ce166" office:value-type="float" office:value="4">
            <text:p>4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76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71"/>
          <table:table-cell table:style-name="ce167" office:value-type="float" office:value="2">
            <text:p>2</text:p>
          </table:table-cell>
          <table:table-cell table:style-name="ce167"/>
          <table:table-cell table:style-name="ce167" office:value-type="float" office:value="2">
            <text:p>2</text:p>
          </table:table-cell>
          <table:table-cell table:style-name="ce167"/>
          <table:table-cell table:style-name="ce167" office:value-type="float" office:value="3">
            <text:p>3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style-name="ce174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7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5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72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5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73" office:value-type="float" office:value="4">
            <text:p>4</text:p>
          </table:table-cell>
          <table:table-cell table:style-name="ce166"/>
          <table:table-cell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66" office:value-type="float" office:value="3">
            <text:p>3</text:p>
          </table:table-cell>
          <table:table-cell table:style-name="ce166" table:number-columns-repeated="2"/>
          <table:table-cell table:style-name="ce176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1"/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style-name="ce167" table:number-columns-repeated="2"/>
          <table:table-cell table:style-name="ce167" office:value-type="float" office:value="3">
            <text:p>3</text:p>
          </table:table-cell>
          <table:table-cell table:style-name="ce167"/>
          <table:table-cell table:style-name="ce167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2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2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3"/>
          <table:table-cell table:style-name="ce166" table:number-columns-repeated="3"/>
          <table:table-cell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 office:value-type="float" office:value="3">
            <text:p>3</text:p>
          </table:table-cell>
          <table:table-cell table:style-name="ce166"/>
          <table:table-cell table:style-name="ce176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9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9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9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9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9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9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9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9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9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9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9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9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9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9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9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9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9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9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9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9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9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9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9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9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8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9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9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9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9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9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9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9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9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9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9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9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9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9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9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9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9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9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9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9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9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9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9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9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9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9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9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9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9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9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9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9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9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9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9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9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9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21"/>
        <table:table-column table:style-name="co21" table:default-cell-style-name="ce121"/>
        <table:table-column table:style-name="co4" table:default-cell-style-name="ce180"/>
        <table:table-column table:style-name="co4" table:number-columns-repeated="3" table:default-cell-style-name="ce182"/>
        <table:table-column table:style-name="co22" table:default-cell-style-name="ce121"/>
        <table:table-column table:style-name="co4" table:number-columns-repeated="248" table:default-cell-style-name="ce121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Amer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amer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Amer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81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81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81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81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81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81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81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81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81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81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ex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ex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Mex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81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81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81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81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81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81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81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81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81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81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Russian.intro) {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russian.intro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Russia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81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81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81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81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81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81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81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81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81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81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Japanese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japanese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Japanese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81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81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81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81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81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81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81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81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81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81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81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81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81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81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81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81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81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81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81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81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12">
          <table:table-cell table:number-columns-repeated="255"/>
        </table:table-row>
        <table:table-row table:style-name="ro2">
          <table:table-cell table:number-columns-repeated="25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2.07.2007</text:date>, <text:time>13:05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2T13:05:37</dc:date>
    <dc:language>ru-RU</dc:language>
    <meta:editing-cycles>425</meta:editing-cycles>
    <meta:editing-duration>P9DT7H45M39S</meta:editing-duration>
    <meta:user-defined meta:name="Info 1"/>
    <meta:user-defined meta:name="Info 2"/>
    <meta:user-defined meta:name="Info 3"/>
    <meta:user-defined meta:name="Info 4"/>
    <meta:document-statistic meta:table-count="16" meta:cell-count="10300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1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